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0bb970" officeooo:paragraph-rsid="0026723b"/>
    </style:style>
    <style:style style:name="P2" style:family="paragraph" style:parent-style-name="Standard">
      <style:paragraph-properties fo:text-align="justify" style:justify-single-word="false"/>
      <style:text-properties style:font-name="Times New Roman" officeooo:rsid="000bb970" officeooo:paragraph-rsid="00334ccb"/>
    </style:style>
    <style:style style:name="P3" style:family="paragraph" style:parent-style-name="Standard">
      <style:paragraph-properties fo:text-align="justify" style:justify-single-word="false"/>
      <style:text-properties style:font-name="Times New Roman" officeooo:rsid="000bb970" officeooo:paragraph-rsid="00272edd"/>
    </style:style>
    <style:style style:name="P4" style:family="paragraph" style:parent-style-name="Standard">
      <style:paragraph-properties fo:text-align="justify" style:justify-single-word="false"/>
      <style:text-properties style:font-name="Times New Roman" officeooo:rsid="000bb970" officeooo:paragraph-rsid="00327af6"/>
    </style:style>
    <style:style style:name="P5" style:family="paragraph" style:parent-style-name="Standard">
      <style:paragraph-properties fo:text-align="justify" style:justify-single-word="false"/>
      <style:text-properties style:font-name="Times New Roman" officeooo:rsid="000bb970" officeooo:paragraph-rsid="004927cb"/>
    </style:style>
    <style:style style:name="P6" style:family="paragraph" style:parent-style-name="Standard">
      <style:paragraph-properties fo:text-align="justify" style:justify-single-word="false"/>
      <style:text-properties style:font-name="Times New Roman" officeooo:rsid="000bb970" officeooo:paragraph-rsid="00724b64"/>
    </style:style>
    <style:style style:name="P7" style:family="paragraph" style:parent-style-name="Standard">
      <style:paragraph-properties fo:text-align="justify" style:justify-single-word="false"/>
      <style:text-properties style:font-name="Times New Roman" officeooo:rsid="000bb970" officeooo:paragraph-rsid="007ef7a6"/>
    </style:style>
    <style:style style:name="P8" style:family="paragraph" style:parent-style-name="Standard">
      <style:paragraph-properties fo:text-align="justify" style:justify-single-word="false"/>
      <style:text-properties style:font-name="Times New Roman" officeooo:rsid="000bb970" officeooo:paragraph-rsid="00897883"/>
    </style:style>
    <style:style style:name="P9" style:family="paragraph" style:parent-style-name="Standard">
      <style:paragraph-properties fo:text-align="justify" style:justify-single-word="false"/>
      <style:text-properties style:font-name="Times New Roman" officeooo:rsid="000bb970" officeooo:paragraph-rsid="009d91d6"/>
    </style:style>
    <style:style style:name="P10" style:family="paragraph" style:parent-style-name="Standard">
      <style:paragraph-properties fo:text-align="justify" style:justify-single-word="false"/>
      <style:text-properties style:font-name="Times New Roman" officeooo:rsid="000bb970" officeooo:paragraph-rsid="00ab2034"/>
    </style:style>
    <style:style style:name="P11" style:family="paragraph" style:parent-style-name="Standard">
      <style:paragraph-properties fo:text-align="justify" style:justify-single-word="false"/>
      <style:text-properties style:font-name="Times New Roman" officeooo:rsid="000bb970" officeooo:paragraph-rsid="00ae9578"/>
    </style:style>
    <style:style style:name="P12" style:family="paragraph" style:parent-style-name="Standard">
      <style:paragraph-properties fo:text-align="justify" style:justify-single-word="false"/>
      <style:text-properties style:font-name="Times New Roman" officeooo:paragraph-rsid="0026723b"/>
    </style:style>
    <style:style style:name="P13" style:family="paragraph" style:parent-style-name="Standard">
      <style:paragraph-properties fo:text-align="justify" style:justify-single-word="false"/>
      <style:text-properties style:font-name="Times New Roman" officeooo:paragraph-rsid="00272edd"/>
    </style:style>
    <style:style style:name="P14" style:family="paragraph" style:parent-style-name="Standard">
      <style:paragraph-properties fo:text-align="justify" style:justify-single-word="false"/>
      <style:text-properties style:font-name="Times New Roman" officeooo:paragraph-rsid="004fb3cf"/>
    </style:style>
    <style:style style:name="P15" style:family="paragraph" style:parent-style-name="Standard">
      <style:paragraph-properties fo:text-align="justify" style:justify-single-word="false"/>
      <style:text-properties style:font-name="Times New Roman" officeooo:paragraph-rsid="008e222d"/>
    </style:style>
    <style:style style:name="P16" style:family="paragraph" style:parent-style-name="Standard">
      <style:paragraph-properties fo:text-align="justify" style:justify-single-word="false"/>
      <style:text-properties style:font-name="Arial" fo:font-size="10pt" style:font-size-asian="10pt" style:font-size-complex="10pt"/>
    </style:style>
    <style:style style:name="P17" style:family="paragraph" style:parent-style-name="Standard">
      <style:paragraph-properties fo:text-align="justify" style:justify-single-word="false"/>
      <style:text-properties style:font-name="Courier 10 Pitch" fo:font-size="8pt" officeooo:rsid="000bb970" officeooo:paragraph-rsid="00272edd" style:font-size-asian="8pt" style:font-size-complex="8pt"/>
    </style:style>
    <style:style style:name="P18" style:family="paragraph" style:parent-style-name="Standard">
      <style:paragraph-properties fo:text-align="justify" style:justify-single-word="false"/>
      <style:text-properties style:font-name="Courier 10 Pitch" fo:font-size="8pt" officeooo:rsid="000bb970" officeooo:paragraph-rsid="009fd0bc" style:font-size-asian="8pt" style:font-size-complex="8pt"/>
    </style:style>
    <style:style style:name="P19" style:family="paragraph" style:parent-style-name="Standard">
      <style:paragraph-properties fo:margin-left="0.1917in" fo:margin-right="0.2756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0" style:family="paragraph" style:parent-style-name="Standard">
      <style:paragraph-properties fo:margin-left="0.3055in" fo:margin-right="0.339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1" style:family="paragraph" style:parent-style-name="Standard">
      <style:paragraph-properties fo:margin-left="0.372in" fo:margin-right="0.3965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2" style:family="paragraph" style:parent-style-name="Standard">
      <style:paragraph-properties fo:margin-left="0.2811in" fo:margin-right="0.4217in" fo:text-align="justify"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23" style:family="paragraph" style:parent-style-name="Standard">
      <style:paragraph-properties fo:margin-left="0.2811in" fo:margin-right="0.4217in" fo:text-align="start"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24" style:family="paragraph" style:parent-style-name="Footnote">
      <style:text-properties style:font-name="Times New Roman"/>
    </style:style>
    <style:style style:name="P25"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272edd"/>
    </style:style>
    <style:style style:name="P26"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4588de"/>
    </style:style>
    <style:style style:name="P27"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5864c3"/>
    </style:style>
    <style:style style:name="P28"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272edd" style:font-style-asian="italic" style:font-style-complex="italic"/>
    </style:style>
    <style:style style:name="P29"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680b98" style:font-style-asian="italic" style:font-style-complex="italic"/>
    </style:style>
    <style:style style:name="P30" style:family="paragraph" style:parent-style-name="Standard">
      <style:paragraph-properties fo:margin-left="0.4925in" fo:margin-right="0in" fo:text-align="justify" style:justify-single-word="false" fo:text-indent="0in" style:auto-text-indent="false"/>
      <style:text-properties officeooo:paragraph-rsid="006b0baf"/>
    </style:style>
    <style:style style:name="P31" style:family="paragraph" style:parent-style-name="Standard">
      <style:paragraph-properties fo:margin-left="0.4925in" fo:margin-right="0in" fo:text-align="justify" style:justify-single-word="false" fo:text-indent="0in" style:auto-text-indent="false"/>
      <style:text-properties style:font-name="Courier 10 Pitch" fo:font-size="8pt" officeooo:rsid="000bb970" officeooo:paragraph-rsid="00272edd" style:font-size-asian="8pt" style:font-size-complex="8pt"/>
    </style:style>
    <style:style style:name="P32"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2ceff5" style:font-style-asian="normal" style:font-style-complex="normal"/>
    </style:style>
    <style:style style:name="P33"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680b98" style:font-style-asian="normal" style:font-style-complex="normal"/>
    </style:style>
    <style:style style:name="P34" style:family="paragraph" style:parent-style-name="Standard" style:list-style-name="L1">
      <style:paragraph-properties fo:text-align="justify" style:justify-single-word="false"/>
      <style:text-properties officeooo:paragraph-rsid="002f12a2"/>
    </style:style>
    <style:style style:name="P35" style:family="paragraph" style:parent-style-name="Standard" style:list-style-name="L3">
      <style:paragraph-properties fo:text-align="justify" style:justify-single-word="false"/>
      <style:text-properties officeooo:paragraph-rsid="00272edd"/>
    </style:style>
    <style:style style:name="P36" style:family="paragraph" style:parent-style-name="Standard" style:list-style-name="L8">
      <style:paragraph-properties fo:text-align="justify" style:justify-single-word="false"/>
      <style:text-properties officeooo:paragraph-rsid="003d6952"/>
    </style:style>
    <style:style style:name="P37" style:family="paragraph" style:parent-style-name="Standard" style:list-style-name="L1">
      <style:paragraph-properties fo:text-align="justify" style:justify-single-word="false"/>
      <style:text-properties style:font-name="Times New Roman" officeooo:rsid="000bb970" officeooo:paragraph-rsid="002f12a2"/>
    </style:style>
    <style:style style:name="P38" style:family="paragraph" style:parent-style-name="Standard">
      <style:paragraph-properties fo:text-align="justify" style:justify-single-word="false"/>
      <style:text-properties style:font-name="Times New Roman" officeooo:rsid="000bb970" officeooo:paragraph-rsid="0026723b"/>
    </style:style>
    <style:style style:name="P39" style:family="paragraph" style:parent-style-name="Standard" style:list-style-name="L2">
      <style:paragraph-properties fo:text-align="justify" style:justify-single-word="false"/>
      <style:text-properties style:font-name="Times New Roman" officeooo:rsid="000bb970" officeooo:paragraph-rsid="002ceff5"/>
    </style:style>
    <style:style style:name="P40" style:family="paragraph" style:parent-style-name="Standard">
      <style:paragraph-properties fo:text-align="justify" style:justify-single-word="false"/>
      <style:text-properties style:font-name="Times New Roman" officeooo:rsid="000bb970" officeooo:paragraph-rsid="002ceff5"/>
    </style:style>
    <style:style style:name="P41" style:family="paragraph" style:parent-style-name="Standard" style:list-style-name="L4">
      <style:paragraph-properties fo:text-align="justify" style:justify-single-word="false"/>
      <style:text-properties style:font-name="Times New Roman" officeooo:rsid="000bb970" officeooo:paragraph-rsid="006b0baf"/>
    </style:style>
    <style:style style:name="P42" style:family="paragraph" style:parent-style-name="Standard">
      <style:paragraph-properties fo:text-align="justify" style:justify-single-word="false"/>
      <style:text-properties style:font-name="Times New Roman" officeooo:rsid="000bb970" officeooo:paragraph-rsid="006b0baf"/>
    </style:style>
    <style:style style:name="P43" style:family="paragraph" style:parent-style-name="Standard" style:list-style-name="L5">
      <style:paragraph-properties fo:text-align="justify" style:justify-single-word="false"/>
      <style:text-properties style:font-name="Times New Roman" officeooo:rsid="000bb970" officeooo:paragraph-rsid="006b0baf"/>
    </style:style>
    <style:style style:name="P44" style:family="paragraph" style:parent-style-name="Standard">
      <style:paragraph-properties fo:text-align="justify" style:justify-single-word="false"/>
      <style:text-properties style:font-name="Times New Roman" officeooo:rsid="000bb970" officeooo:paragraph-rsid="00272edd"/>
    </style:style>
    <style:style style:name="P45" style:family="paragraph" style:parent-style-name="Standard" style:list-style-name="L6">
      <style:paragraph-properties fo:text-align="justify" style:justify-single-word="false"/>
      <style:text-properties style:font-name="Times New Roman" officeooo:rsid="000bb970" officeooo:paragraph-rsid="00327af6"/>
    </style:style>
    <style:style style:name="P46" style:family="paragraph" style:parent-style-name="Standard">
      <style:paragraph-properties fo:text-align="justify" style:justify-single-word="false"/>
      <style:text-properties style:font-name="Times New Roman" officeooo:rsid="000bb970" officeooo:paragraph-rsid="00327af6"/>
    </style:style>
    <style:style style:name="P47" style:family="paragraph" style:parent-style-name="Standard" style:list-style-name="L7">
      <style:paragraph-properties fo:text-align="justify" style:justify-single-word="false"/>
      <style:text-properties style:font-name="Times New Roman" officeooo:rsid="000bb970" officeooo:paragraph-rsid="0034da69"/>
    </style:style>
    <style:style style:name="P48" style:family="paragraph" style:parent-style-name="Standard" style:list-style-name="L8">
      <style:paragraph-properties fo:text-align="justify" style:justify-single-word="false"/>
      <style:text-properties style:font-name="Times New Roman" officeooo:rsid="000bb970" officeooo:paragraph-rsid="003d6952"/>
    </style:style>
    <style:style style:name="P49" style:family="paragraph" style:parent-style-name="Standard">
      <style:paragraph-properties fo:text-align="justify" style:justify-single-word="false"/>
      <style:text-properties style:font-name="Times New Roman" officeooo:rsid="000bb970" officeooo:paragraph-rsid="003d6952"/>
    </style:style>
    <style:style style:name="P50" style:family="paragraph" style:parent-style-name="Standard">
      <style:paragraph-properties fo:text-align="justify" style:justify-single-word="false"/>
      <style:text-properties style:font-name="Times New Roman" officeooo:rsid="000bb970" officeooo:paragraph-rsid="0090cc4e"/>
    </style:style>
    <style:style style:name="P51" style:family="paragraph" style:parent-style-name="Standard">
      <style:text-properties style:font-name="Times New Roman" officeooo:rsid="000bb970" officeooo:paragraph-rsid="001ab324"/>
    </style:style>
    <style:style style:name="P52" style:family="paragraph" style:parent-style-name="Standard">
      <style:paragraph-properties fo:text-align="justify" style:justify-single-word="false"/>
      <style:text-properties style:font-name="Arial" fo:font-size="10pt" style:font-size-asian="10pt" style:font-size-complex="10pt"/>
    </style:style>
    <style:style style:name="P53" style:family="paragraph" style:parent-style-name="Heading_20_2">
      <style:paragraph-properties fo:text-align="justify" style:justify-single-word="false"/>
    </style:style>
    <style:style style:name="P54" style:family="paragraph" style:parent-style-name="Heading_20_1">
      <style:paragraph-properties fo:text-align="justify" style:justify-single-word="false"/>
    </style:style>
    <style:style style:name="P55" style:family="paragraph" style:parent-style-name="Heading_20_1">
      <style:paragraph-properties fo:text-align="justify" style:justify-single-word="false"/>
      <style:text-properties officeooo:rsid="002778a5"/>
    </style:style>
    <style:style style:name="P56" style:family="paragraph" style:parent-style-name="Heading_20_1">
      <style:paragraph-properties fo:text-align="justify" style:justify-single-word="false"/>
      <style:text-properties style:font-name="Times New Roman" officeooo:rsid="000bb970" officeooo:paragraph-rsid="0026723b"/>
    </style:style>
    <style:style style:name="P57" style:family="paragraph" style:parent-style-name="Heading_20_1">
      <style:paragraph-properties fo:text-align="justify" style:justify-single-word="false"/>
      <style:text-properties style:font-name="Times New Roman" officeooo:rsid="001c1132" officeooo:paragraph-rsid="0026723b"/>
    </style:style>
    <style:style style:name="P58" style:family="paragraph" style:parent-style-name="Heading_20_1">
      <style:paragraph-properties fo:text-align="justify" style:justify-single-word="false"/>
      <style:text-properties style:font-name="Arial" fo:font-size="10pt" style:font-size-asian="10pt" style:font-size-complex="10pt"/>
    </style:style>
    <style:style style:name="P59" style:family="paragraph" style:parent-style-name="Heading_20_4"/>
    <style:style style:name="P60" style:family="paragraph" style:parent-style-name="Heading_20_4">
      <style:paragraph-properties fo:margin-left="0.9846in" fo:margin-right="0in" fo:text-indent="-0.6in" style:auto-text-indent="false"/>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4">
      <style:paragraph-properties>
        <style:tab-stops>
          <style:tab-stop style:position="6.3354in" style:type="right" style:leader-style="dotted" style:leader-text="."/>
        </style:tab-stops>
      </style:paragraph-properties>
    </style:style>
    <style:style style:name="P64" style:family="paragraph" style:parent-style-name="Heading_20_3"/>
    <style:style style:name="P6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bb970"/>
    </style:style>
    <style:style style:name="T2" style:family="text">
      <style:text-properties officeooo:rsid="002778a5"/>
    </style:style>
    <style:style style:name="T3" style:family="text">
      <style:text-properties style:font-name="Times New Roman"/>
    </style:style>
    <style:style style:name="T4" style:family="text">
      <style:text-properties style:font-name="Times New Roman" officeooo:rsid="000bb970"/>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fo:font-style="normal" officeooo:rsid="000bb970" style:font-style-asian="normal" style:font-style-complex="normal"/>
    </style:style>
    <style:style style:name="T7" style:family="text">
      <style:text-properties style:font-name="Times New Roman" officeooo:rsid="005df55e"/>
    </style:style>
    <style:style style:name="T8" style:family="text">
      <style:text-properties style:font-name="Times New Roman" officeooo:rsid="00901e2a"/>
    </style:style>
    <style:style style:name="T9" style:family="text">
      <style:text-properties officeooo:rsid="002b4f11"/>
    </style:style>
    <style:style style:name="T10" style:family="text">
      <style:text-properties officeooo:rsid="002ea178"/>
    </style:style>
    <style:style style:name="T11" style:family="text">
      <style:text-properties fo:font-style="italic" style:font-style-asian="italic" style:font-style-complex="italic"/>
    </style:style>
    <style:style style:name="T12" style:family="text">
      <style:text-properties fo:font-style="italic" officeooo:rsid="00449fd3" style:font-style-asian="italic" style:font-style-complex="italic"/>
    </style:style>
    <style:style style:name="T13" style:family="text">
      <style:text-properties fo:font-style="italic" officeooo:rsid="000bb970" style:font-style-asian="italic" style:font-style-complex="italic"/>
    </style:style>
    <style:style style:name="T14" style:family="text">
      <style:text-properties fo:font-style="italic" officeooo:rsid="00847149" style:font-style-asian="italic" style:font-style-complex="italic"/>
    </style:style>
    <style:style style:name="T15" style:family="text">
      <style:text-properties fo:font-style="italic" officeooo:rsid="009591c0" style:font-style-asian="italic" style:font-style-complex="italic"/>
    </style:style>
    <style:style style:name="T16" style:family="text">
      <style:text-properties fo:font-style="italic" officeooo:rsid="0082af8f" style:font-style-asian="italic" style:font-style-complex="italic"/>
    </style:style>
    <style:style style:name="T17" style:family="text">
      <style:text-properties fo:font-style="italic" officeooo:rsid="009713b9" style:font-style-asian="italic" style:font-style-complex="italic"/>
    </style:style>
    <style:style style:name="T18" style:family="text">
      <style:text-properties fo:font-style="normal" style:font-style-asian="normal" style:font-style-complex="normal"/>
    </style:style>
    <style:style style:name="T19" style:family="text">
      <style:text-properties officeooo:rsid="0036fc2b"/>
    </style:style>
    <style:style style:name="T20" style:family="text">
      <style:text-properties officeooo:rsid="003acc07"/>
    </style:style>
    <style:style style:name="T21" style:family="text">
      <style:text-properties fo:font-weight="bold" style:font-weight-asian="bold" style:font-weight-complex="bold"/>
    </style:style>
    <style:style style:name="T22" style:family="text">
      <style:text-properties fo:font-size="10pt" style:font-size-asian="10pt" style:font-size-complex="10pt"/>
    </style:style>
    <style:style style:name="T23" style:family="text">
      <style:text-properties officeooo:rsid="0037bace"/>
    </style:style>
    <style:style style:name="T24" style:family="text">
      <style:text-properties officeooo:rsid="0040c259"/>
    </style:style>
    <style:style style:name="T25" style:family="text">
      <style:text-properties officeooo:rsid="00580931"/>
    </style:style>
    <style:style style:name="T26" style:family="text">
      <style:text-properties officeooo:rsid="00638acb"/>
    </style:style>
    <style:style style:name="T27" style:family="text">
      <style:text-properties officeooo:rsid="006509d3"/>
    </style:style>
    <style:style style:name="T28" style:family="text">
      <style:text-properties officeooo:rsid="00659239"/>
    </style:style>
    <style:style style:name="T29" style:family="text">
      <style:text-properties officeooo:rsid="006e5c74"/>
    </style:style>
    <style:style style:name="T30" style:family="text">
      <style:text-properties officeooo:rsid="006ee012"/>
    </style:style>
    <style:style style:name="T31" style:family="text">
      <style:text-properties officeooo:rsid="007086bc"/>
    </style:style>
    <style:style style:name="T32" style:family="text">
      <style:text-properties officeooo:rsid="007343bb"/>
    </style:style>
    <style:style style:name="T33" style:family="text">
      <style:text-properties officeooo:rsid="00757522"/>
    </style:style>
    <style:style style:name="T34" style:family="text">
      <style:text-properties officeooo:rsid="00774afa"/>
    </style:style>
    <style:style style:name="T35" style:family="text">
      <style:text-properties officeooo:rsid="0078cc69"/>
    </style:style>
    <style:style style:name="T36" style:family="text">
      <style:text-properties officeooo:rsid="0079fb61"/>
    </style:style>
    <style:style style:name="T37" style:family="text">
      <style:text-properties officeooo:rsid="0080cc49"/>
    </style:style>
    <style:style style:name="T38" style:family="text">
      <style:text-properties officeooo:rsid="0082af8f"/>
    </style:style>
    <style:style style:name="T39" style:family="text">
      <style:text-properties officeooo:rsid="0083cd73"/>
    </style:style>
    <style:style style:name="T40" style:family="text">
      <style:text-properties officeooo:rsid="00847149"/>
    </style:style>
    <style:style style:name="T41" style:family="text">
      <style:text-properties officeooo:rsid="0085056f"/>
    </style:style>
    <style:style style:name="T42" style:family="text">
      <style:text-properties officeooo:rsid="0086ee3c"/>
    </style:style>
    <style:style style:name="T43" style:family="text">
      <style:text-properties officeooo:rsid="00877279"/>
    </style:style>
    <style:style style:name="T44" style:family="text">
      <style:text-properties officeooo:rsid="0087c070"/>
    </style:style>
    <style:style style:name="T45" style:family="text">
      <style:text-properties officeooo:rsid="0087ed52"/>
    </style:style>
    <style:style style:name="T46" style:family="text">
      <style:text-properties officeooo:rsid="0089c226"/>
    </style:style>
    <style:style style:name="T47" style:family="text">
      <style:text-properties officeooo:rsid="00951530"/>
    </style:style>
    <style:style style:name="T48" style:family="text">
      <style:text-properties officeooo:rsid="009591c0"/>
    </style:style>
    <style:style style:name="T49" style:family="text">
      <style:text-properties officeooo:rsid="009713b9"/>
    </style:style>
    <style:style style:name="T50" style:family="text">
      <style:text-properties officeooo:rsid="0099d005"/>
    </style:style>
    <style:style style:name="T51" style:family="text">
      <style:text-properties officeooo:rsid="009a653d"/>
    </style:style>
    <style:style style:name="T52" style:family="text">
      <style:text-properties officeooo:rsid="009bd383"/>
    </style:style>
    <style:style style:name="T53" style:family="text">
      <style:text-properties officeooo:rsid="00a12d24"/>
    </style:style>
    <style:style style:name="T54" style:family="text">
      <style:text-properties officeooo:rsid="00b0f965"/>
    </style:style>
    <style:style style:name="T55" style:family="text">
      <style:text-properties officeooo:rsid="00b52b7c"/>
    </style:style>
    <style:style style:name="T56" style:family="text">
      <style:text-properties officeooo:rsid="00418f6b"/>
    </style:style>
    <style:style style:name="T57" style:family="text">
      <style:text-properties officeooo:rsid="0042ac65"/>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Creando software libre</text:h>
      <text:h text:style-name="P53" text:outline-level="2">Como <text:span text:style-name="T2">levar a cabo con éxito un proxecto de </text:span>software libre</text:h>
      <text:p text:style-name="P1"><text:span text:style-name="T9">Copyright 2005, 2006, 2007, 2008, 2009, 2010 </text:span><text:span text:style-name="T10">para </text:span>Karl Fogel, <text:span text:style-name="T9">liberado </text:span>baixo licenza CreativeCommons Attribution-ShareAlike (3.0)</text:p>
      <text:h text:style-name="P57" text:outline-level="1">Dedicatoria</text:h>
      <text:p text:style-name="P51">Este libro está dedicado a dous queridos amigos sen os que este libro non sería posible: Karen Underhill e Jim Blandy.</text:p>
      <text:table-of-content text:style-name="Sect1" text:protected="true" text:name="Table of Contents1">
        <text:table-of-content-source text:outline-level="10">
          <text:index-title-template text:style-name="Contents_20_Heading">Índice de cont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idos</text:p>
          </text:index-title>
          <text:p text:style-name="P61">Creando software libre<text:tab/>1</text:p>
          <text:p text:style-name="P62">Como levar a cabo con éxito un proxecto de software libre<text:tab/>1</text:p>
          <text:p text:style-name="P61">Dedicatoria<text:tab/>1</text:p>
          <text:p text:style-name="P61">Capítulo 0. Preámbulo <text:tab/>2</text:p>
          <text:p text:style-name="P62">Por que escribín este libro? <text:tab/>2</text:p>
          <text:p text:style-name="P62">A quen está orientado este libro? <text:tab/>3</text:p>
          <text:p text:style-name="P62">Fontes <text:tab/>3</text:p>
          <text:p text:style-name="P62">Recoñecementos <text:tab/>4</text:p>
          <text:p text:style-name="P62">Renuncia de responsabilidade <text:tab/>6</text:p>
          <text:p text:style-name="P61">Capítulo 1. Introdución <text:tab/>6</text:p>
          <text:p text:style-name="P62">Historia <text:tab/>8</text:p>
          <text:p text:style-name="P65">A aparición do software <text:s/>privativo e do software libre <text:tab/>9</text:p>
          <text:p text:style-name="P63">A resistencia consciente <text:tab/>9</text:p>
          <text:p text:style-name="P63">Resistencia accidental <text:tab/>11</text:p>
          <text:p text:style-name="P65">“Libre” fronte a “código aberto (open source)”<text:tab/>12</text:p>
          <text:p text:style-name="P62">A situación actual <text:tab/>13</text:p>
          <text:p text:style-name="P61">Capítulo 2. Primeiros pasos <text:tab/>14</text:p>
          <text:p text:style-name="P62">Antes de nada, bota unha ollada ao redor <text:tab/>16</text:p>
          <text:p text:style-name="P62">Comeza co que tiveres <text:tab/>16</text:p>
          <text:p text:style-name="P62">Escolle un bo nome <text:tab/>17</text:p>
          <text:p text:style-name="P65">Ten unha clara declaración de intencións <text:tab/>18</text:p>
          <text:p text:style-name="P65">Declara que o proxecto é libre <text:tab/>19</text:p>
          <text:p text:style-name="P65">Lista de funcionalidades e requirimentos <text:tab/>19</text:p>
          <text:p text:style-name="P65">Estado do desenvolvemento <text:tab/>20</text:p>
          <text:p text:style-name="P63">Alpha e Beta <text:tab/>20</text:p>
          <text:p text:style-name="P65">Descargas <text:tab/>20</text:p>
          <text:p text:style-name="P65">Control de versións e acceso ao Sistema de notificación de erros (bug tracking system) <text:tab/>21</text:p>
          <text:p text:style-name="P65">Canais de comunicación <text:tab/>22</text:p>
          <text:p text:style-name="P65">Pautas de desenvolvemento <text:tab/>22</text:p>
          <text:p text:style-name="P65">Documentación <text:tab/>23</text:p>
          <text:p text:style-name="P63">Manter unha FAQ (preguntas frecuentes) <text:tab/>24</text:p>
          <text:p text:style-name="P63">Dispoñibilidade da documentación <text:tab/>24</text:p>
          <text:p text:style-name="P63">Documentación para desenvolvedores <text:tab/>25</text:p>
          <text:p text:style-name="P65">Exemplos de saídas e capturas de pantalla <text:tab/>26</text:p>
          <text:p text:style-name="P63"><text:soft-page-break/>Capturas de pantalla <text:tab/>26</text:p>
          <text:p text:style-name="P65">Aloxamento preconfigurado<text:tab/>26</text:p>
          <text:p text:style-name="P62">Escoller unha licenza e aplicala <text:tab/>26</text:p>
          <text:p text:style-name="P65">As licenzas "Fai o que queiras" <text:tab/>27</text:p>
          <text:p text:style-name="P65">A licenza GPL <text:tab/>27</text:p>
          <text:p text:style-name="P65">Como aplicar unha licenza ao teu código <text:tab/>27</text:p>
          <text:p text:style-name="P62">Axustando o ton<text:tab/>28</text:p>
          <text:p text:style-name="P65">Evita os debates privados <text:tab/>29</text:p>
          <text:p text:style-name="P65">Tolerancia cero coa mala educación <text:tab/>30</text:p>
          <text:p text:style-name="P65">Fomenta a revisión continua e pública do código <text:tab/>31</text:p>
          <text:p text:style-name="P65">Cando publicares un proxecto que estiver pechado ata agora, ten presente a magnitude da mudanza <text:tab/>33</text:p>
          <text:p text:style-name="P62">Anunciar o proxecto <text:tab/>34</text:p>
        </text:index-body>
      </text:table-of-content>
      <text:h text:style-name="P54" text:outline-level="1"><text:span text:style-name="T20">Capítulo 0. </text:span>Preámbulo </text:h>
      <text:h text:style-name="P53" text:outline-level="2">Por que escribín este libro? </text:h>
      <text:p text:style-name="P1">Nas festas, a xente xa non fica con expresión de dúbida cando lles digo que traballo con software libre. «Ah, si, código aberto, como <text:span text:style-name="T18">Linux</text:span>?» din, tras o que aceno con emoción: <text:s/>“si, iso mesmo!”. <text:s/>É agradable deixar de ser un becho raro. Hai tempo, o que preguntarían a seguir era bastante previsible: “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p>
      <text:p text:style-name="P1"/>
      <text:p text:style-name="P1">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p>
      <text:p text:style-name="P1"/>
      <text:p text:style-name="P1">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text:span text:style-name="T11">per se</text:span>.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p>
      <text:p text:style-name="P1"><text:s/></text:p>
      <text:p text:style-name="P1">Eses son os motivos que me impulsaron a redactar este libro. Os proxectos de software libre tornáronse nunha cultura característica, un etos que ten como dogma central a liberdade de lograr que o software <text:soft-page-break/>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p>
      <text:p text:style-name="P1"/>
      <text:p text:style-name="P1">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p>
      <text:h text:style-name="P53" text:outline-level="2">A quen está orientado este libro? </text:h>
      <text:p text:style-name="P1">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p>
      <text:p text:style-name="P1"/>
      <text:p text:style-name="P1">O lector non ten por que saber programar, porén, debería posuír nocións básicas de conceptos de enxeñaría de software tales como código fonte, compiladores e <text:span text:style-name="T19">parches</text:span> (<text:span text:style-name="T11">patches</text:span>). </text:p>
      <text:p text:style-name="P1"/>
      <text:p text:style-name="P1">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h text:style-name="P53" text:outline-level="2">Fontes </text:h>
      <text:p text:style-name="P2">Gran parte do material que forma a obra é debido aos cinco anos que traballei co proxecto <text:a xlink:type="simple" xlink:href="http://subversion.tigris.org/">Subversion</text:a> (<text:a xlink:type="simple" xlink:href="http://subversion.tigris.org/">http://subversion.tigris.org/</text:a>) . Subversion é un sistema de control de versións de código aberto escrito desde cero, e preténdese que substitúa CVS para tornarse no sistema de control de versións de preferencia na comunidade de código aberto. O proxecto foi iniciado pola empresa para a que traballaba, <text:a xlink:type="simple" xlink:href="http://www.collab.net/">CollabNet</text:a> (<text:a xlink:type="simple" xlink:href="http://www.collab.net/">http://www.collab.net/</text:a>),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1"/>
      <text:p text:style-name="P1">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1"><text:soft-page-break/></text:p>
      <text:p text:style-name="P1">Traballei en Subversion os últimos 5 anos, mais xa levo 12 anos no mundo do software libre. Outros proxectos que deron forma a esta obra son: </text:p>
      <text:p text:style-name="P1"/>
      <text:list xml:id="list45205022" text:style-name="L1">
        <text:list-item>
          <text:p text:style-name="P34"><text:span text:style-name="T4">O proxecto de editor de texto GNU Emacs da Fundación para o Software Libre (</text:span><text:span text:style-name="T6">Free Software </text:span><text:span text:style-name="T6">Foundation</text:span><text:span text:style-name="T4">), no que manteño uns poucos pacotes. </text:span></text:p>
        </text:list-item>
        <text:list-item>
          <text:p text:style-name="P34"><text:span text:style-name="T5">Concurrent Version System</text:span><text:span text:style-name="T4"> (CVS, Sistema de Versións Concorrentes), no que traballei a fondo en 1994-95 con Jim Bandy, mais co que colaboro só esporadicamente desde entón. </text:span></text:p>
        </text:list-item>
        <text:list-item>
          <text:p text:style-name="P34"><text:span text:style-name="T4">A colección de proxectos de código aberto coñecida como Apache Software Foundation, en particular o </text:span><text:span text:style-name="T5">Apache Portable Runtime</text:span><text:span text:style-name="T4"> (APR) e o Servidor HTTP Apache (Apache HTTP Server). </text:span></text:p>
        </text:list-item>
        <text:list-item>
          <text:p text:style-name="P37">OpenOffice.org, a base de datos de Berkeley de Sleepycat, e a base de datos MySQL; non formei parte deses proxectos persoalmente, mais os seguín de preto e en ocasións falei con algúns dos seus membros. </text:p>
        </text:list-item>
        <text:list-item>
          <text:p text:style-name="P37">GNU Debugger (GDB) (idem) </text:p>
        </text:list-item>
        <text:list-item>
          <text:p text:style-name="P37">O proxecto Debian (idem). </text:p>
        </text:list-item>
      </text:list>
      <text:p text:style-name="P1"/>
      <text:p text:style-name="P1">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partes da obra. </text:p>
      <text:h text:style-name="P53" text:outline-level="2">Recoñecementos </text:h>
      <text:p text:style-name="P1">Tardei catro veces máis do que tiña previsto en redactar a presente obra, e durante a maior parte dese tempo o traballo pendente producíame un gran desacougo. Se non tivese recibido a axuda de numerosos colaboradores, non daría rematado o libro sen perder o xuízo. </text:p>
      <text:p text:style-name="P1"/>
      <text:p text:style-name="P1">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1"/>
      <text:p text:style-name="P1">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1"/>
      <text:p text:style-name="P1">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P1"/>
      <text:p text:style-name="P1">Agradecementos tamén a Micah Anderson, que nunca deixou que o atormentase a presión de redactar as súas obras, o que me serviu de inspiración (e me deu algo de envexa <text:s/>tamén). Porén, sempre estaba <text:soft-page-break/>pronto a axudar, conversar e, polo menos nunha ocasión, prestar apoio técnico. </text:p>
      <text:p text:style-name="P1"/>
      <text:p text:style-name="P1">Jon Trowbridge e Sander Striker animáronme na miña empresa e brindáronse a colaborar nela, sen a súa experiencia en produtos de software libre nunca tería rematado a obra. </text:p>
      <text:p text:style-name="P1"/>
      <text:p text:style-name="P1">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1"/>
      <text:p text:style-name="P1">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p>
      <text:p text:style-name="P1"/>
      <text:p text:style-name="P1">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1"/>
      <text:p text:style-name="P1">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p>
      <text:p text:style-name="P1"/>
      <text:p text:style-name="P1">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1"/>
      <text:p text:style-name="P1">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p>
      <text:p text:style-name="P1"/>
      <text:p text:style-name="P1">Queixeime a Rachel Scollon de como levaba a redacción do libro en numerosas ocasións; nunca se negou a escoitarme e de algunha maneira conseguía que os problemas parecesen menos problemas. Agradézolle desde aquí a súa inestimable axuda. </text:p>
      <text:p text:style-name="P1"/>
      <text:p text:style-name="P1">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1"/>
      <text:p text:style-name="P12"><text:span text:style-name="T1">Esta obra foi revisada por catro persoas eruditas e dilixentes: Yoav Shapira, Andrew Stellman, </text:span><text:soft-page-break/><text:span text:style-name="T1">Davanum Srinivas, and Ben Hyde. Este libro gañaría moito se puidese inserir todas as súas brillantes </text:span><text:span text:style-name="T1">suxestións, mais a escaseza de tempo obrigoume a facer unha escolma; porén, a mellora foi significativa. Calquera erro que houber é responsabilidade exclusiva miña. </text:span></text:p>
      <text:p text:style-name="P1"/>
      <text:p text:style-name="P1">Os meus pais, Frances e Henry, ofrecéronme o seu apoio, como sempre, e dado que este libro é menos técnico que o anterior, espero que atopen a súa lectura máis agradable. </text:p>
      <text:p text:style-name="P1"/>
      <text:p text:style-name="P1">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p>
      <text:h text:style-name="P53" text:outline-level="2">Renuncia de responsabilidade </text:h>
      <text:p text:style-name="P1">As reflexións e opinións reflectidas nesta obra son exclusivamente do autor. Non representan necesariamente a postura de CollabNet ou do proxecto Subversion.</text:p>
      <text:p text:style-name="P1"/>
      <text:h text:style-name="P56" text:outline-level="1">Capítulo 1. Introdución </text:h>
      <text:p text:style-name="P16"/>
      <text:p text:style-name="P16">Case todos os proxectos de software libre fracasan. </text:p>
      <text:p text:style-name="P16"/>
      <text:p text:style-name="P16">Poucas veces nos chegan noticias dos fracasos. Os únicos proxectos que chaman a atención son os ben sucedidos, e a cantidade total de proxectos é tan elevada<text:note text:id="ftn1" text:note-class="footnote"><text:note-citation>1</text:note-citation><text:note-body><text:p text:style-name="Footnote"><text:s/><text:span text:style-name="T3">SourceForge.net, un aloxamento web moi coñecido, tiña rexistrados 79.225 proxectos a mediados de abril de 2004. Este número é moi inferior ao total de proxectos en activo, trátase unicamente dos que escolleron Sourceforge.</text:span></text:p></text:note-body></text:note>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se adscriben a outro proxecto, e o amplían ata incluíren nel a maior parte do seu traballo anterior? Considérase que o proxecto inicial rematou, ou que simplemente mudou de nome? </text:p>
      <text:p text:style-name="P16"/>
      <text:p text:style-name="P16">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16"/>
      <text:p text:style-name="P16">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16"/>
      <text:p text:style-name="P16"><text:soft-page-break/>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p>
      <text:p text:style-name="P16"/>
      <text:p text:style-name="P16">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p>
      <text:p text:style-name="P16"/>
      <text:p text:style-name="P19">O código aberto funciona, mais non é unha panacea. Podemos tirar a seguinte conclusión: non se pode coller un proxecto moribundo, botarlle os pos máxicos do “código aberto” e esperar que todo saia ben. O software é un terreo difícil, os problemas non son sinxelos. </text:p>
      <text:p text:style-name="P16"/>
      <text:p text:style-name="P16">(de <text:span text:style-name="T21">http://www.jwz.org/gruntle/nomo.html</text:span>) </text:p>
      <text:p text:style-name="P16"/>
      <text:p text:style-name="P16">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text:span text:style-name="T11">Primeiros pasos</text:span>, fala de maneira detallada sobre a presentación e a configuración de pacotes, e explica por que é extremadamente importante darlles prioridade desde o inicio do proxecto. </text:p>
      <text:p text:style-name="P16"/>
      <text:p text:style-name="P16">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p>
      <text:p text:style-name="P16"/>
      <text:p text:style-name="P16"><text:soft-page-break/>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convid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embora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16"/>
      <text:p text:style-name="P16">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text:p>
      <text:h text:style-name="Heading_20_2" text:outline-level="2">Historia </text:h>
      <text:p text:style-name="P16">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16"/>
      <text:p text:style-name="P16">Embora este período inicial se asemelle á cultura do software libre actual en moitos aspectos, diferénciase 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p>
      <text:p text:style-name="P16"/>
      <text:p text:style-name="P16">En segundo lugar, non había Internet. Embora as restricións legais sobre o acto de compartir fosen menores que hoxe, as restri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11">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ext:soft-page-break/>tivese que cruzar o software. O acto de compartir a gran escala e con facilidade, como o coñecemos hoxe, era imposible. </text:p>
      <text:h text:style-name="Heading_20_3" text:outline-level="3">A aparición do software <text:s/>privativo e do software libre </text:h>
      <text:p text:style-name="P16">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16"/>
      <text:p text:style-name="P16">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equipos, ben impoñendo acordos de non divulgación que imposibilitaban o acto de compartir. </text:p>
      <text:h text:style-name="Heading_20_4" text:outline-level="4">A resistencia consciente </text:h>
      <text:p text:style-name="P16">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 e animábase os traballadores a compartiren calquera mellora que fixesen no sistema. Tempo despois, o propio Stallman escribiu: </text:p>
      <text:p text:style-name="P16"/>
      <text:p text:style-name="P20">Non chamabamos o noso software “software libre” porque o termo aínda non existía, mais era 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text:p>
      <text:p text:style-name="P20"/>
      <text:p text:style-name="P16">(de <text:a xlink:type="simple" xlink:href="http://www.gnu.org/gnu/thegnuproject.html">http://www.gnu.org/gnu/thegnuproject.html</text:a>)</text:p>
      <text:p text:style-name="P16"/>
      <text:p text:style-name="P16">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P16"/>
      <text:p text:style-name="P16">Stallman recoñeceu un padrón na cadea de acontecementos:</text:p>
      <text:p text:style-name="P16"/>
      <text:p text:style-name="P21">Os computadores modernos naquela altura, como o VAX ou o 68020, posuían os seus propios sistemas operativos, mais non se trataba en ningún caso de software libre, xa que estabas obrigado a asinar un acordo de non divulgación mesmo para obter unha copia executable.</text:p>
      <text:p text:style-name="P21"/>
      <text:p text:style-name="P21">Así, o primeiro paso para utilizar un computador pasaba por negarlle axuda ao veciño, a existencia dunha comunidade de cooperación era prohibida . <text:s/>A norma imposta polos donos do software <text:soft-page-break/>propietario era: “se queres compartir co teu veciño, es un pirata; se quixeres modificar algo, préganos que o fagamos nós”.</text:p>
      <text:p text:style-name="P16"/>
      <text:p text:style-name="P16">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16"/>
      <text:p text:style-name="P16">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text:span text:style-name="T11">Licenzas, dereitos de autor (copyright) e patentes</text:span>, analiza a GPL e a súa relación con outras licenzas de software libre. </text:p>
      <text:p text:style-name="P16"/>
      <text:p text:style-name="P16">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text:span text:style-name="T18">Emacs</text:span>) e o compilador C (<text:span text:style-name="T18">GCC</text:span>) tiveron un éxito especial, e gozaron de unha gran aceptación non por motivos ideolóxicos, senón pola súa perfección técnica. Por volta de 1990, a GNU producira a maior parte dun sistema operativo, excepto o núcleo (<text:span text:style-name="T11">kernel</text:span>), a parte da máquina responsable do arranque, de administrar a memoria, o disco e outros recursos do sistema. <text:s/></text:p>
      <text:p text:style-name="P16"/>
      <text:p text:style-name="P16">Infelizmente, o proxecto GNU seleccionara un núcleo (<text:span text:style-name="T11">kernel</text:span>)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text:span text:style-name="T11">Linux</text:span>, e cando foi combinado cos programas GNU existentes, deu orixe a un sistema operativo totalmente libre. Pola primeira vez era posible ligar o computador e traballar sen utilizar software propietario. </text:p>
      <text:p text:style-name="P16"/>
      <text:p text:style-name="P16">Tecnicamente, Linux non foi o primeiro. Un sistema operativo libre para computadoras compatibles con IBM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16"/>
      <text:p text:style-name="P16">Unha grande parte do software deste sistema operativo non foi producido polo proxecto GNU. De feito, a GNU non era o único grupo que estaba a traballar na produción dun sistema operativo libre (por exemplo, o código que co tempo desembocou en <text:span text:style-name="T11">NetBSD</text:span> e <text:span text:style-name="T11">FreeBSD</text:span>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embora só fose para manifestaren unha opinión diverxente. A efectividade da FSF como órgano propagandístico radicaba no feito de vincularen o código a unha mensaxe, coa axuda da GPL entre outros. Ao estenderse o código, estendeuse tamén a mensaxe. </text:p>
      <text:h text:style-name="Heading_20_4" text:outline-level="4"><text:soft-page-break/>Resistencia accidental </text:h>
      <text:p text:style-name="P16">Porén, os inicios do software libre foron unha época de gran actividade, e poucas accións tiñan un compoñente ideolóxico tan explícito como o Proxecto GNU de Stallman. Un dos movementos máis destacados foi a <text:span text:style-name="T11">Berkeley Software Distribution</text:spa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 </text:p>
      <text:p text:style-name="P16"/>
      <text:p text:style-name="P16">Outro crisol de desenvolvemento cooperativo foi o <text:span text:style-name="T11">X Window System</text:span>,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text:span text:style-name="T11">X Windows</text:span><text:span text:style-name="T11"><text:note text:id="ftn2" text:note-class="footnote"><text:note-citation>2</text:note-citation><text:note-body><text:p text:style-name="P24"><text:s/><text:span text:style-name="T22">Prefiren chamalo “X Window System”, mais na práctica emprégase o nome “X Windows” por simple comodidade. </text:span></text:p></text:note-body></text:note></text:span> era software libre en si mesmo, mais o seu obxectivo era igualar as condicións de xogo entre intereses empresariais, non poñer fin ao dominio do software propietario. Outro exemplo que se anticipou ao proxecto GNU nuns poucos anos foi <text:span text:style-name="T11">TeX</text:span>,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text:span text:style-name="T11">Licenzas, dereitos de autor (copyright) e patentes</text:span>).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16"/>
      <text:p text:style-name="P16">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text:span text:style-name="T11">bugs</text:span>). Isto proporciónalles aos participantes nun proxecto unha especie de base común, un motivo e un marco para cooperaren sen se preocuparen de demasiados detalles de outro carácter que non sexa o técnico. </text:p>
      <text:p text:style-name="P16"/>
      <text:p text:style-name="P16">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p>
      <text:p text:style-name="P16"/>
      <text:p text:style-name="P16">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text:soft-page-break/>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h text:style-name="Heading_20_3" text:outline-level="3">“Libre” fronte a “código aberto (open source)”</text:h>
      <text:p text:style-name="P16">A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16"/>
      <text:p text:style-name="P16">A confusión causada pola palabra “<text:span text:style-name="T11">free</text:span>”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text:span text:style-name="T11">free</text:span>” estaba tan estendida que o programadores crearon unha fórmula explicativa: <text:span text:style-name="T11">“It's free as in freedom- think free speech, not free beer”</text:span> (libre de liberdade, pensa en “discurso libre”, non en “cervexa gratis”). Porén, ter que explicalo constantemente cansa, e moitos programadores opinaban, con razón, que a palabra “<text:span text:style-name="T11">free</text:span>” impedía que a xente comprendese as características dese software. </text:p>
      <text:p text:style-name="P16"/>
      <text:p text:style-name="P16">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text:span text:style-name="T11">“free as in freedom”</text:span> (libre de liberdade) presentaba un problema de conciencia para as empresas que desexaban apoiar programas específicos de software libre, mais que ao mesmo tempo querían continuar a vender software propietario. </text:p>
      <text:p text:style-name="P16"/>
      <text:p text:style-name="P16">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p>
      <text:p text:style-name="P16"/>
      <text:p text:style-name="P16">Estas diferenzas non requiriron unha análise detallada nin unha articulación profunda durante moito tempo, mais o auxe do software libre no mundo dos negocios mudou esta situación. O termo código aberto (<text:span text:style-name="T11">open source</text:span>) foi creado en 1998 como alternativa ao termo “libre” (<text:span text:style-name="T11">free</text:span>) por un grupo de programadores que daría orixe á Iniciativa do Código Aberto (OSI1 polas siglas en inglés). <text:s/>Para a OSI, non só o termo “software libre” (<text:span text:style-name="T11">free software</text:span>) era potencialmente confuso, senón que a propia palabra “libre” (<text:span text:style-name="T11">free</text:span>)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p>
      <text:p text:style-name="P16"/>
      <text:p text:style-name="P22">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22"/>
      <text:p text:style-name="P22"><text:soft-page-break/>O que hai que lograr que comprendan a maior parte dos especialistas non é o concepto de código aberto, senón o nome. Por que non chamalo, como fixemos sempre, software libre? </text:p>
      <text:p text:style-name="P22"/>
      <text:p text:style-name="P22">Un dos motivos principais é que o termo “software libre” (free software) crea tal confusión que pode propiciar conflitos... </text:p>
      <text:p text:style-name="P22"/>
      <text:p text:style-name="P22">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22"/>
      <text:p text:style-name="P22">A maior parte dos grandes executivos nunca van comprar “software libre”. Mais se collermos a mesma tendencia, a mesma xente e as mesmas licenzas, e mudarmos o nome para “código aberto”, si van comprar. </text:p>
      <text:p text:style-name="P22"/>
      <text:p text:style-name="P22">Para algúns hackers é difícil de crer, porque son especialistas que pensan en termos concretos e substanciais e que non comprenden a importancia da imaxe cando se quere vender algo. </text:p>
      <text:p text:style-name="P22"/>
      <text:p text:style-name="P22">No marketing, as aparencias son a realidade. Aparentar que temos vontade de saír das barricadas e de cooperar co mundo empresarial é tan importante como os nosos principios, as nosas conviccións e o noso software. </text:p>
      <text:p text:style-name="P22"/>
      <text:p text:style-name="P23">(de http://www.opensource.org/. Parece que a OSI ten eliminado as páxinas desde entón, embora poidan ser lidas en <text:a xlink:type="simple" xlink:href="http://web.archive.org/web/20021204155057">http://web.archive.org/web/20021204155057</text:a><text:a xlink:type="simple" xlink:href="http://web.archive.org/web/20021204155057/">/</text:a>http://www.opensource.org/advocacy/faq.php e http://web.archive.org/web/20021204155022/http://www.opensource.org/advocacy/case_for_hackers.php#marketing.) </text:p>
      <text:p text:style-name="P16"/>
      <text:p text:style-name="P16">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16"/>
      <text:p text:style-name="P16">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p>
      <text:p text:style-name="P16"/>
      <text:p text:style-name="P16">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h text:style-name="Heading_20_2" text:outline-level="2">A situación actual </text:h>
      <text:p text:style-name="P16">Ao xestionares un proxecto de software libre non terás que tratar temas filosóficos tan profundos con frecuencia. <text:soft-page-break/>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16"/>
      <text:p text:style-name="P16">O software libre é unha cultura de libre elección, e para desenvolvéreste nela con éxito tes que comprender os motivos que levan a determinadas persoas a desexar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p>
      <text:p text:style-name="P16"/>
      <text:p text:style-name="P16">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sería a seguinte: </text:p>
      <text:p text:style-name="P16"/>
      <text:p text:style-name="P16">Os colaboradores deberían percibir que a súa implicación nun proxecto e a súa influencia sobre o mesmo son directamente proporcionais ás súas colaboracións. </text:p>
      <text:p text:style-name="P16"/>
      <text:p text:style-name="P16">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pan text:style-name="T11">Diñeiro</text:span>.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h text:style-name="P58" text:outline-level="1"><text:span text:style-name="T56">Capítulo 2. </text:span>Primeiros pasos </text:h>
      <text:p text:style-name="P3">O modelo clásico de como comezan os proxectos de software libre foi proposto por Eric Raymond, nun artigo xa famoso sobre procesos no software libre titulado <text:span text:style-name="T11">A catedral e o bazar</text:span>. Raymond escribiu: </text:p>
      <text:p text:style-name="P3"/>
      <text:p text:style-name="P26"><text:span text:style-name="T11">Todos os bos proxectos de software inícianse para resolver un problema concreto dun desenvolvedor. <text:s/>(</text:span><text:span text:style-name="T12">ver </text:span><text:a xlink:type="simple" xlink:href="http://www.catb.org/~esr/writings/cathedral-bazaar/"><text:span text:style-name="T11">http://www.catb.org/~esr/writings/cathedral-bazaar/</text:span></text:a><text:span text:style-name="T11">).</text:span></text:p>
      <text:p text:style-name="P3"/>
      <text:p text:style-name="P3">Raymond non está dicindo que os proxectos de software libre unicamente xurdan cando un desenvolvedor ten un problema. Máis ben, está dicindo que os <text:span text:style-name="T11">bos</text:span> programas son resultado de que un programador teña un interese persoal en ver o problema resolto; porén, resolver un problema persoal é a motivación máis frecuente dos proxectos de software libre. </text:p>
      <text:p text:style-name="P3"/>
      <text:p text:style-name="P3">Aínda que esta segue sendo a razón máis habitual para a creación de moitos proxectos de software libre, é menos agora do que era en 1997, cando Raymond escribiu esas palabras. Hoxe en día, temos o fenómeno de organizacións -incluíndo as organizacións con ánimo de lucro-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3"/>
      <text:p text:style-name="P5">Porén, o argumento de Raymond é perspicaz. A condición esencial é que os produtores do software <text:soft-page-break/>teñan interese directo no seu éxito, xa que eles mesmos o utilizan. Se o programa non se comportar como debería, a persoa ou organización que o levan a cabo sentirá insatisfacción no seu día a día. Por exemplo, o proxecto OpenAdapter (<text:a xlink:type="simple" xlink:href="http://www.openadapter.org/">http://www.openadapter.org/</text:a>),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text:span text:style-name="T11">propias</text:span> necesidades, e posteriormente é compartido con todo o mundo, como se o problema fose unha doenza e o software o medicamento, que debe ser distribuído para erradicar a pandemia. </text:p>
      <text:p text:style-name="P3"/>
      <text:p text:style-name="P3">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p>
      <text:p text:style-name="P3"/>
      <text:p text:style-name="P13"><text:span text:style-name="T1">A distribución de software libre é unha tarefa a dúas bandas: o software precisa de usuarios e de desenvolvedores. Estas necesidades non están necesariamente en conflito, mais engaden algunha complexidade á presentación inicial do proxecto. Algunha información é útil para ambas audiencias, outra unicamente para unha delas. Toda esa información debería seguir o principio de presentación </text:span><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3"/>
      <text:p text:style-name="P3">O corolario disto é que <text:span text:style-name="T11">as aparencias importan</text:span>.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3"/>
      <text:p text:style-name="P3">Isto é unha mágoa, xa que existen situacións onde a forma <text:span text:style-name="T11">é</text:span> a substancia, e a presentación do proxecto é unha delas. Por exemplo, a primeira cousa que unha persoa descobre sobre un proxecto é a aparencia da súa páxina web. Esta información é absorbida antes que calquera outro contido -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3"/>
      <text:p text:style-name="P3">Así, aínda que a maioría deste capítulo fala sobre o contido co que se debería iniciar o teu proxecto, recorda que a súa aparencia tamén importa. Debido a que a páxina web ten que abranguer dous tipos de visitantes distintos - usuarios e desenvolvedores -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text:span text:style-name="T11">con só ver a ligazón </text:span>á documentación de usuario ten que ficar <text:soft-page-break/>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p>
      <text:h text:style-name="Heading_20_2" text:outline-level="2">Antes de nada, bota unha ollada ao redor </text:h>
      <text:p text:style-name="P3">Antes de comezar un proxecto de software libre, hai unha advertencia importante: </text:p>
      <text:p text:style-name="P3"/>
      <text:p text:style-name="P14"><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non existe a posibilidade de que alguén o teña feito xa. Mais, en xeral, non hai escusa para non investigares e a recompensa pode ser grande. Se as ferramentas de procura habituais de internet non mostraren nada, tenta procurar en </text:span><text:a xlink:type="simple" xlink:href="http://freshmeat.net/"><text:span text:style-name="T1">http://freshmeat.net/</text:span></text:a><text:span text:style-name="T1"> (unha web sobre noticias de proxectos de software libre, sobre o cal se falará máis tarde), en </text:span><text:a xlink:type="simple" xlink:href="http://www.sourceforge.net/"><text:span text:style-name="T1">http://www.sourceforge.net/</text:span></text:a><text:span text:style-name="T1"> e no directorio de proxectos de software libre da Free Software Foundation </text:span><text:a xlink:type="simple" xlink:href="http://directory.fsf.org/"><text:span text:style-name="T1">http://directory.fsf.org/</text:span></text:a><text:span text:style-name="T1">. </text:span></text:p>
      <text:p text:style-name="P3"/>
      <text:p text:style-name="P3">Mesmo se non atopares exactamente o que estás a procurar, podes atopar algo tan semellante que ten máis sentido unirse a ese proxecto e engadir a funcionalidade desexada que comezares un novo pola túa conta. </text:p>
      <text:h text:style-name="Heading_20_2" text:outline-level="2">Comeza co que tiveres </text:h>
      <text:p text:style-name="P3">Investigaches sen atopares nada que encaixe coas túas necesidades e decidiches comezar un novo proxecto. </text:p>
      <text:p text:style-name="P3"/>
      <text:p text:style-name="P3">E agora que? </text:p>
      <text:p text:style-name="P3"/>
      <text:p text:style-name="P3">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 é dicir, decidir as súas limitacións, o que vai e o que <text:span text:style-name="T11">non</text:span> vai facer-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3"/>
      <text:p text:style-name="P3">O que o torna tan laborioso é que principalmente consiste en organizar e documentar o que xa todo o mundo sabe - "todo o mundo", é dicir, todos aqueles que teñen participado no proxecto ata agora. Entón, para a xente que fai o traballo non hai beneficio directo por realizar esta tarefa. Eles non precisan un ficheiro chamado <text:span text:style-name="T11">README</text:span> que resuma o proxecto, nin un documento de deseño ou un manual de usuario. Non precisan unha árbore de código meticulosamente ordeada conforme a estándares de distribución de código fonte informais mais amplamente difundidos. Sexa como for a <text:soft-page-break/>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p>
      <text:p text:style-name="P3"/>
      <text:p text:style-name="P3">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p>
      <text:p text:style-name="P3"/>
      <text:p text:style-name="P13"><text:span text:style-name="T1">Porén, o que </text:span><text:span text:style-name="T13">si</text:span><text:span text:style-name="T1">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text:span><text:span text:style-name="T13">enerxía de hacktivación</text:span><text:span text:style-name="T1">: a cantidade de enerxía coa que debe contribuír un que acaba de chegar antes de recibir algo en troca. Canto menor sexa o punto de hacktivación, mellor. A primeira tarefa é baixar este limiar ata un nivel que anime a xente a participar. </text:span></text:p>
      <text:p text:style-name="P3"/>
      <text:p text:style-name="P3">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h text:style-name="Heading_20_3" text:outline-level="3">Escolle un bo nome </text:h>
      <text:p text:style-name="P3">Ponte no lugar de alguén que acaba de atopar o proxecto, talvez porque se atopou casualmente con el mentres procuraba software para resolver algún problema. A primeira cousa que vai ver é o nome. </text:p>
      <text:p text:style-name="P3"/>
      <text:p text:style-name="P3">Un bo nome vai tornar o proxecto nun suceso de maneira automática, e un mal nome non o vai condenar ao fracaso - ben, un nome <text:span text:style-name="T11">verdadeiramente</text:span> malo podería facelo, mais asumiremos que ninguén trata de sabotar o seu proxecto. Porén, un mal nome pode atrasar a adopción, ben porque a xente non o toma en serio, ben porque simplemente lle custe lembralo. </text:p>
      <text:p text:style-name="P3"/>
      <text:p text:style-name="P3">Un bo nome: </text:p>
      <text:p text:style-name="P3"/>
      <text:list xml:id="list661005596" text:style-name="L2">
        <text:list-item>
          <text:p text:style-name="P39">Dá certa idea do que fai o proxecto, ou está polo menos relacionado dunha maneira obvia, tal que, se se ten oído o nome e se sabe o que fai o proxecto, o nome vai ser lembrado rapidamente. </text:p>
        </text:list-item>
      </text:list>
      <text:p text:style-name="P40"/>
      <text:list xml:id="list868256287" text:continue-numbering="true" text:style-name="L2">
        <text:list-item>
          <text:p text:style-name="P39">É sinxelo de lembrar. Non se pode obviar o feito de que o inglés se converteu no 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p>
        </text:list-item>
      </text:list>
      <text:p text:style-name="P40"/>
      <text:list xml:id="list1787318412" text:continue-numbering="true" text:style-name="L2">
        <text:list-item>
          <text:p text:style-name="P39">Non ten o mesmo nome que outro proxecto existente e non infrinxe ningunha marca comercial. <text:soft-page-break/>É unha cuestión de educación e de cumprir a lei. Non se desexa crear confusión a respecto da marca. Xa é suficientemente complexo manterse ao día de todo o que está dispoñible na rede, sen necesidade de que proxectos distintos teñan o mesmo nome. </text:p>
        </text:list-item>
      </text:list>
      <text:p text:style-name="P25"/>
      <text:p text:style-name="P27">Os recursos mencionados anteriormente <text:span text:style-name="T25">(ver sección “Antes de nada, bota unha ollada ao redor”)</text:span> son útiles para saber se outro proxecto xa posúe o nome no que se está pensando. É posible consultar ferramentas de procura gratuítas de marcas rexistradas en <text:a xlink:type="simple" xlink:href="http://www.nameprotect.org/">http://www.nameprotect.org/</text:a> e <text:a xlink:type="simple" xlink:href="http://www.uspto.gov/">http://www.uspto.gov/</text:a>. </text:p>
      <text:p text:style-name="P3"/>
      <text:list xml:id="list1478553496" text:style-name="L3">
        <text:list-item>
          <text:p text:style-name="P35"><text:span text:style-name="T4">Se for posible,que estea dispoñible como un nome de dominio nos dominios de primeiro nivel </text:span><text:span text:style-name="T5">.com</text:span><text:span text:style-name="T4">, </text:span><text:span text:style-name="T5">.net</text:span><text:span text:style-name="T4"> e </text:span><text:span text:style-name="T5">.org</text:span><text:span text:style-name="T4">. Probablemente se debería escoller o </text:span><text:span text:style-name="T5">.org</text:span><text:span text:style-name="T4">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text:span><text:span text:style-name="T4">A</text:span><text:span text:style-name="T7">lox</text:span><text:span text:style-name="T7">amento preconfigurado”</text:span><text:span text:style-name="T4">), é posible rexistrar os dominios e encamiñalos ao lugar onde o proxecto está aloxado. É de utilidade para os usuarios ter que recordar unicamente unha URL sinxela. </text:span></text:p>
        </text:list-item>
      </text:list>
      <text:h text:style-name="Heading_20_3" text:outline-level="3">Ten unha clara declaración de intencións </text:h>
      <text:p text:style-name="P3">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xusto debaixo do nome do proxecto. </text:p>
      <text:p text:style-name="P3"/>
      <text:p text:style-name="P10">A declaración de intencións debe ser concreta, restritiva e, sobre todo, curta. Un bo exemplo é a de <text:a xlink:type="simple" xlink:href="http://www.openoffice.org/">http://www.openoffice.org</text:a>: </text:p>
      <text:p text:style-name="P3"/>
      <text:p text:style-name="P28">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3"/>
      <text:p text:style-name="P3">En poucas palabras, tocaron os puntos relevantes, explicando a misión tendo en conta os coñecementos previos do lector. Ao diciren "<text:span text:style-name="T11">en comunidade</text:span>", sinalan que ningunha corporación dominará o desenvolvemento; "<text:span text:style-name="T11">internacional</text:span>" significa que o programa estará dispoñible en diversas linguas e codificacións; "<text:span text:style-name="T11">nas principais plataformas</text:span>"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text:span text:style-name="T11">ferramenta ofimática</text:span>" indican algo moi concreto a todos aqueles familiarizados con este tipo de programas. Asumir os coñecementos previos do lector (neste caso probablemente de MS Office) permite obter unha declaración de intencións concisa. </text:p>
      <text:p text:style-name="P3"/>
      <text:p text:style-name="P3">A natureza da declaración de intencións depende parcialmente de quen a escriba, non só do programa que intenta describir. Por exemplo, ten sentido que OpenOffice.org empregue as palabras "<text:span text:style-name="T11">en comunidade</text:span>"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text:span text:style-name="T11">potenciais</text:span>, avánzase moito no camiño de evitar o problema por completo. Por outra banda, <text:soft-page-break/>os proxectos que non están patrocinados por unha única corporación probablemente non necesiten tal linguaxe; despois de todo, o desenvolvemento feito pola comunidade é a norma, co cal non existiría razón algunha para listalo como parte dos obxectivos. </text:p>
      <text:h text:style-name="Heading_20_3" text:outline-level="3">Declara que o proxecto é libre </text:h>
      <text:p text:style-name="P3">Aqueles que seguiren interesados logo de ler a declaración de intencións, desexarán coñecer máis detalles, talvez a documentación de usuario ou a de desenvolvedor, mesmo poden desexar descarregalo. Mais antes de todo iso, necesitarán saber o que é software libre. </text:p>
      <text:p text:style-name="P3"/>
      <text:p text:style-name="P13"><text:span text:style-name="T13">A páxina principal debe deixar claro, sen ambigüidades, que o proxecto é software libre.</text:span><text:span text:style-name="T1">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 a única maneira de atopala é descarregar o programa e ollar dentro. </text:span></text:p>
      <text:p text:style-name="P3"/>
      <text:p text:style-name="P3">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text:span text:style-name="T26">na sección “Elexir unha licenza e aplicala” </text:span>máis adiante neste mesmo capítulo, e os aspectos concretos sobre o licenciamento son discutidos con detalle <text:s/><text:span text:style-name="T27">no capítulo </text:span><text:span text:style-name="T28">9,</text:span><text:span text:style-name="T27"> “Licenzas, dereitos de autor e patentes”</text:span>. </text:p>
      <text:p text:style-name="P3"/>
      <text:p text:style-name="P3">Chegados a este punto, un hipotético visitante da web, decidiu - probablemente nun minuto ou menos - que está interesado en investir outros cinco minutos informándose sobre o proxecto. As seguintes seccións describen o que debería atopar nos seguintes 5 minutos. </text:p>
      <text:h text:style-name="Heading_20_3" text:outline-level="3">Lista de funcionalidades e requ<text:span text:style-name="T57">e</text:span>r<text:span text:style-name="T57">e</text:span>mentos </text:h>
      <text:p text:style-name="P3">Debería existir unha breve lista das funcionalidades que o programa soporta (se algo aínda non estiver completo, podes listalo, mais poñendo "<text:span text:style-name="T11">planeado</text:span>" ou "<text:span text:style-name="T11">en progreso</text:span>"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3"/>
      <text:p text:style-name="P29">Crear un indexador de texto completo e motor de procura cunha API usable por programadores, que permita fornecer servizos de procura para grandes coleccións de ficheiros.</text:p>
      <text:p text:style-name="P33"/>
      <text:p text:style-name="P33">A lista de funcionalidades e requirimentos daría os detalles, restrinxindo o ámbito da declaración de obxectivos:</text:p>
      <text:p text:style-name="P32"/>
      <text:p text:style-name="P30"><text:span text:style-name="T5">Funcionalidades</text:span><text:span text:style-name="T6">:</text:span></text:p>
      <text:list xml:id="list1131377688" text:style-name="L4">
        <text:list-item>
          <text:p text:style-name="P41">Procura en texto plano, HTML, e XML.</text:p>
        </text:list-item>
        <text:list-item>
          <text:p text:style-name="P41">Procura de palabras ou frases.</text:p>
        </text:list-item>
        <text:list-item>
          <text:p text:style-name="P41">(planeada) Coincidencias aproximadas (Fuzzy matching).</text:p>
        </text:list-item>
        <text:list-item>
          <text:p text:style-name="P41">(planeada) Actualización incremental de índices.</text:p>
        </text:list-item>
        <text:list-item>
          <text:p text:style-name="P41">(planeada) Indexación de sitios Web remotos.</text:p>
        </text:list-item>
      </text:list>
      <text:p text:style-name="P42"><text:soft-page-break/></text:p>
      <text:p text:style-name="P30"><text:span text:style-name="T5">Requerementos</text:span><text:span text:style-name="T4">:</text:span></text:p>
      <text:list xml:id="list830987673" text:style-name="L5">
        <text:list-item>
          <text:p text:style-name="P43">Python 2.2 ou superior.</text:p>
        </text:list-item>
        <text:list-item>
          <text:p text:style-name="P43">Espazo en disco suficiente para almacenar os índices (aproximadamente 2x o tamaño orixinal do conxunto de datos).</text:p>
        </text:list-item>
      </text:list>
      <text:p text:style-name="P3"/>
      <text:p text:style-name="P3">Con esta información, os lectores poden ter unha idea de se este programa é o que necesitan e valorar a súa implicación no proxecto como desenvolvedores. </text:p>
      <text:h text:style-name="Heading_20_3" text:outline-level="3">Estado do desenvolvemento </text:h>
      <text:p text:style-name="P3">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p>
      <text:p text:style-name="P3"/>
      <text:p text:style-name="P3">Para responder a estas cuestións, deberíase crear unha sección na Web para desenvolvedores, listando os obxectivos a curto prazo do proxecto e as necesidades (por exemplo, se se están a procurar 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p>
      <text:p text:style-name="P3"/>
      <text:p text:style-name="P3">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text:span text:style-name="T11">máis</text:span> estable do que o usuario espera, que o caso contrario. O mellor boca a boca vén de sorpresas agradables. </text:p>
      <text:h text:style-name="P60" text:outline-level="4">Alpha e Beta </text:h>
      <text:p text:style-name="P25">O termo <text:span text:style-name="T11">alpha</text:span>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text:span text:style-name="T11">beta</text:span>,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p>
      <text:h text:style-name="Heading_20_3" text:outline-level="3">Descargas </text:h>
      <text:p text:style-name="P3">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text:soft-page-break/>atraer desenvolvedores!) </text:p>
      <text:p text:style-name="P3"/>
      <text:p text:style-name="P3">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3"/>
      <text:p text:style-name="P13"><text:span text:style-name="T1">Aínda que pareza obvio, moitos proxectos non se molestan en estandarizar o proceso de instalación ata moi tarde, dicíndose a si mesmos que teñen tempo a facelo máis adiante: "</text:span><text:span text:style-name="T13">Enfrontarémonos a esas cuestións cando o código estea case pronto.</text:span><text:span text:style-name="T1">" Mais non se decatan de que deixando para o final os aburridos procesos de construción e instalación do código están a atrasar a finalización do proxecto- xa que desalentan a desenvolvedores que de outra maneira poderían ter contribuído no proxecto. O peor de todo é que </text:span><text:span text:style-name="T13">non saben</text:span><text:span text:style-name="T1">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3"/>
      <text:p text:style-name="P3">As tarefas aburridas cun alto beneficio deberían ser feitas nas etapas iniciais do proxecto. E baixar a barreira de entrada utilizando un bo sistema de empacotamento consegue un grande beneficio. </text:p>
      <text:p text:style-name="P3"/>
      <text:p text:style-name="P6">Cando se publica un pacote descarregable, é vital asignar un número único de versión á publicación, para que a xente poida comparar entre 2 publicacións diferentes e saber cal substitúe cal. Pódese atopar información detallada sobre a numeración de versións <text:span text:style-name="T31">na sección </text:span>“<text:span text:style-name="T29">Numeración d</text:span><text:span text:style-name="T30">e versións</text:span><text:span text:style-name="T29">”</text:span>, e os detalles de estandarización dos procesos de construción e instalación son tratados <text:span text:style-name="T31">na sección </text:span><text:span text:style-name="T31">“Empacotamento”, </text:span><text:span text:style-name="T32">ambos</text:span><text:span text:style-name="T31"> no capítulo 7 </text:span>“Empacotamento, liberación e dia a dia no desenvolvemento”. </text:p>
      <text:h text:style-name="Heading_20_3" text:outline-level="3">Control de versións e acceso ao Sistema de notificación de erros (<text:span text:style-name="T11">bug tracking system</text:span>) </text:h>
      <text:p text:style-name="P3">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 tanto para usuarios como para desenvolvedores - de que o proxecto está facendo un esforzo por darlle á xente o que precisa para participar. Se non for posible ofrecer control de versións neste momento, indica que se está montando a infraestrutura. Todo o relativo ao control de versións estúdase en detalle <text:span text:style-name="T33">no capítulo 3, “Infraestructura técnica”</text:span>. </text:p>
      <text:p text:style-name="P3"/>
      <text:p text:style-name="P3">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text:soft-page-break/>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3"/>
      <text:p text:style-name="P3">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text:span text:style-name="T11">ratio</text:span> de rexistros saudable e os visitantes non se alarmarán polo baixo número total de erros rexistrados. </text:p>
      <text:p text:style-name="P3"/>
      <text:p text:style-name="P13"><text:span text:style-name="T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text:span><text:span text:style-name="T34">na sección “Xestores de erros” </text:span><text:span text:style-name="T1">dentro d</text:span><text:span text:style-name="T34">o capítulo 3 “Infraestructura técnica”</text:span><text:span text:style-name="T1">, polo que non se entrará en detalles aquí. Desde o punto de vista da presentación, a importancia radica en </text:span><text:span text:style-name="T13">ter</text:span><text:span text:style-name="T1"> un sistema de notificación e asegurarse de que é visible desde a páxina principal do proxecto. </text:span></text:p>
      <text:h text:style-name="Heading_20_3" text:outline-level="3">Canais de comunicación </text:h>
      <text:p text:style-name="P3">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p>
      <text:p text:style-name="P3"/>
      <text:p text:style-name="P3">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p>
      <text:p text:style-name="P3"/>
      <text:p text:style-name="P3">Xa que este capítulo unicamente versa sobre como iniciar un proxecto, chega con dicir que os foros de comunicacións teñen que existir. Máis adiante, dentro d<text:span text:style-name="T35">a sección “Xestionando o crecemento” do capítulo 6 “Comunicacións”</text:span>, examinarase onde e como establecer as maneiras en que poden ser xestionados e moderados, e como separar foros de usuarios de foros de desenvolvedores, cando for preciso, sen crear un abismo infranqueable. </text:p>
      <text:h text:style-name="Heading_20_3" text:outline-level="3">Pautas de desenvolvemento </text:h>
      <text:p text:style-name="P3">Se alguén estiver a pensar en contribuír a un proxecto, buscará as pautas de desenvolvemento. Estas pautas non son tanto técnicas como sociais: explican como os desenvolvedores interaxen entre si e cos usuarios ou como se realiza o traballo. </text:p>
      <text:p text:style-name="P3"/>
      <text:p text:style-name="P4">Este tema trátase en detalle n<text:span text:style-name="T36">a sección “Poñer todo por escrito” no capítulo 4 “Infraestructura social e política”</text:span>, mais os elementos básicos das pautas de desenvolvemento son: </text:p>
      <text:p text:style-name="P4"><text:soft-page-break/></text:p>
      <text:list xml:id="list427222469" text:style-name="L6">
        <text:list-item>
          <text:p text:style-name="P45">ligazóns aos foros onde interaxir con outros desenvolvedores</text:p>
        </text:list-item>
        <text:list-item>
          <text:p text:style-name="P45">instrucións sobre como notificar erros e enviar remendos</text:p>
        </text:list-item>
        <text:list-item>
          <text:p text:style-name="P45">indicacións sobre como o desenvolvemento se realiza habitualmente - é o proxecto unha ditadura benevolente? unha democracia? calquera outra cousa?</text:p>
        </text:list-item>
      </text:list>
      <text:p text:style-name="P4"/>
      <text:p text:style-name="P4">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p>
      <text:p text:style-name="P3"/>
      <text:p text:style-name="P7">Pódese observar aquí <text:a xlink:type="simple" xlink:href="http://svn.collab.net/repos/svn/trunk/www/hacking.html">http://svn.collab.net/repos/svn/trunk/www/hacking.html</text:a> un exemplo de pautas de desenvolvemento, ou <text:a xlink:type="simple" xlink:href="http://www.openoffice.org/dev_docs/guidelines.html">http://www.openoffice.org/dev_docs/guidelines.html</text:a> para pautas máis enfocadas á gobernanza e ao espírito de participación e menos en aspectos técnicos. </text:p>
      <text:p text:style-name="P3"/>
      <text:p text:style-name="P3">O tema de como fornecer unha introdución á aplicación para o programador discutirase máis adiante neste mesmo capítulo <text:span text:style-name="T37">na sección “Documentación para desenvolvedores”.</text:span> </text:p>
      <text:h text:style-name="Heading_20_3" text:outline-level="3">Documentación </text:h>
      <text:p text:style-name="P3">A documentación é esencial. É preciso que exista <text:span text:style-name="T11">algo</text:span>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 son pequenas tarefas que polo xeral se realizan e habitualmente non precisan ser revisadas unha vez feitas. Por outra banda, a documentación é algo que nunca remata, o que pode ser unha das razóns polas que sempre se atrasa ou non se realiza. </text:p>
      <text:p text:style-name="P3"/>
      <text:p text:style-name="P3">O máis insidioso da documentación é que a utilidade para quen o escribe é inversamente proporcional á utilidade para quen o vai ler. A documentación máis importante para usuarios iniciais é o básico: como configurar a aplicación, unha introdución ao seu funcionamento e talvez algunhas indicacións sobre como facer tarefas comúns. E xusto esas son as cousas que os <text:span text:style-name="T11">redactores</text:span> da documentación coñecen demasiado ben - polo que pode ser difícil para eles poñerse no punto de vista do lector e listar os pasos que (para o escritor) parecen tan obvios que non paga a pena mencionar. </text:p>
      <text:p text:style-name="P3"/>
      <text:p text:style-name="P3">Non hai unha solución máxica para este problema. Alguén ten que sentarse e escribila para logo presentarlla a un usuario novato e comprobar a calidade. Usa un formato sinxelo, fácil de editar como HTML, texto plano, Texinfo ou algunha variante do XML - algo que sexa facilmente editable. Isto vai facilitar as melloras incrementais tanto por parte dos escritores actuais como dos que se unan máis tarde ao proxecto e desexen traballar sobre a documentación. </text:p>
      <text:p text:style-name="P3"/>
      <text:p text:style-name="P3">Un modo de asegurarse de que se fai a documentación é limitar o seu alcance por adiantado. Desta forma, escribila non parecerá unha tarefa sen fin. Unha boa regra xeral é seguir uns criterios mínimos: </text:p>
      <text:p text:style-name="P3"/>
      <text:list xml:id="list1472688252" text:style-name="L7">
        <text:list-item>
          <text:p text:style-name="P47">Indicarlle ao lector claramente o nivel técnico que precisa ter. </text:p>
        </text:list-item>
        <text:list-item>
          <text:p text:style-name="P47">Describir clara e extensivamente como configurar a aplicación e, nalgunha parte ao principio da documentación, indicar como executar algún tipo de proba ou comando que confirme que todo <text:soft-page-break/>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p>
        </text:list-item>
        <text:list-item>
          <text:p text:style-name="P47">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 e, con sorte, comezará a xerar documentación por el mesmo. O que nos leva ao seguinte punto. </text:p>
        </text:list-item>
        <text:list-item>
          <text:p text:style-name="P47">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p>
        </text:list-item>
      </text:list>
      <text:p text:style-name="P3"/>
      <text:p text:style-name="P3">O último punto é de maior importancia e pode ser aplicado ao conxunto do proxecto, non unicamente á 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correo). Ninguén o vai ver como derrotismo nin como un compromiso para resolvelos no futuro, a menos que se faga esa promesa explícita. Xa que calquera que use a aplicación vai descubrir as deficiencias por si mesmos, é mellor que estean psicoloxicamente preparados - á vez que o proxecto mostrará ter un sólido coñecemento de como está progresando. </text:p>
      <text:h text:style-name="P60" text:outline-level="4">Manter unha FAQ (preguntas frecuentes) </text:h>
      <text:p text:style-name="P25">Unha <text:span text:style-name="T11">FAQ</text:span> (un documento de preguntas frecuentes) pode ser un dos mellores investimentos que un proxecto pode facer en termos de documentación. As <text:span text:style-name="T11">FAQs</text:span> están altamente enfocadas ás preguntas que os usuarios e desenvolvedores preguntan - e que pode ser o contrario ás preguntas que ti <text:span text:style-name="T11">esperabas</text:span> que fixeran - unha <text:span text:style-name="T11">FAQ</text:span> detallada soe dar a quen procura a resposta exacta que estaba a esperar. A <text:span text:style-name="T11">FAQ</text:span> é habitualmente o primeiro lugar onde os usuarios consultan cando atopan un problema, mesmo antes do manual oficial, e é o documento do proxecto que probablemente máis se vai enlazar desde outros lugares. </text:p>
      <text:p text:style-name="P3"/>
      <text:p text:style-name="P25">Infelizmente, a <text:span text:style-name="T11">FAQ</text:span> non se pode realizar ao principio do proxecto. As boas <text:span text:style-name="T11">FAQ</text:span> non están escritas, medran. Son documentos reactivos, que evolúen a través do tempo en resposta ao uso diario da aplicación. Xa que é imposible anticipar correctamente as preguntas que van ser realizadas, é imposible sentarse e redixir unha <text:span text:style-name="T11">FAQ</text:span> útil desde cero. </text:p>
      <text:p text:style-name="P3"/>
      <text:p text:style-name="P25">Polo tanto, non esbanxes o tempo facéndoo. Porén, pode ser útil crear un molde inicial para as <text:span text:style-name="T11">FAQ</text:span>, de maneira que exista un lugar obvio onde as persoas contribúan con preguntas e respostas cando o proxecto comece a andar. Nesta etapa, o máis importante non é que estean completas, senón a conveniencia: se é sinxelo engadir contido á <text:span text:style-name="T11">FAQ</text:span>, a xente vaino facer. O mantemento correcto da <text:span text:style-name="T11">FAQ</text:span> non é un problema trivial e será comentado máis a fondo <text:span text:style-name="T38">na sección</text:span> “<text:span text:style-name="T38">Xestor das </text:span><text:span text:style-name="T16">FAQ</text:span><text:span text:style-name="T38">” do capítulo 8 “Xestión de voluntarios”</text:span>. </text:p>
      <text:h text:style-name="Heading_20_4" text:outline-level="4">Dispoñibilidade da documentación </text:h>
      <text:p text:style-name="P3">A documentación debe estar dispoñible desde 2 lugares: en liña (directamente desde a páxina web) <text:span text:style-name="T11">e</text:span> na <text:soft-page-break/>distribución descarregable da aplicación (ver <text:span text:style-name="T38">capítulo 7 “Empacotamento, publicación e desenvolvemento diario”</text:span>). É preciso que estea en liña, de modo navegable, xa que a xente habitualmente le a documentación <text:span text:style-name="T11">antes</text:span> de descarregar o programa por primeira vez, para decidir se paga a pena facelo. Mais tamén debería ir acompañando o programa, baixo o principio de que a aplicación debería facer accesible todo aquilo que alguén necesitar para usar o programa. </text:p>
      <text:p text:style-name="P3"/>
      <text:p text:style-name="P3">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text:span text:style-name="T11">non</text:span> é a maneira máis habitual en que se accede á documentación. É moito máis habitual que alguén que xa coñece o programa vaia procurar unha palabra ou frase específica. Non darlles un único documento sobre o que facer as procuras tornaríalles a vida un pouco máis dura. </text:p>
      <text:h text:style-name="Heading_20_4" text:outline-level="4">Documentación para desenvolvedores </text:h>
      <text:p text:style-name="P3">A documentación para desenvolvedores está escrita para axudar os programadores a entenderen o código, para que poidan reparalo ou estendelo con máis funcionalidades. Isto é diferente das <text:span text:style-name="T11">pautas de desenvolvemento </text:span><text:s/>comentadas anteriormente, as cales son máis sociais que técnicas. Estas dinlle aos programadores como interaxir uns cos outros; a documentación para programadores dilles como interaxir co código. Ambas son habitualmente empacotadas xuntas nun único documento por comodidade (como co <text:a xlink:type="simple" xlink:href="http://svn.collab.net/repos/svn/trunk/www/hacking.html">http://svn.collab.net/repos/svn/trunk/www/hacking.html</text:a> exemplo mostrado anteriormente), mais non ten por que ser así. </text:p>
      <text:p text:style-name="P3"/>
      <text:p text:style-name="P3">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3"/>
      <text:p text:style-name="P3">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p>
      <text:p text:style-name="P3"/>
      <text:p text:style-name="P3">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text:span text:style-name="T39">sección “W</text:span>ikis" <text:span text:style-name="T39">no capítulo 3 “Infraestructura técnica” </text:span>para máis información. </text:p>
      <text:h text:style-name="Heading_20_3" text:outline-level="3"><text:soft-page-break/>Exemplos de saídas e capturas de pantalla </text:h>
      <text:p text:style-name="P13"><text:span text:style-name="T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text:span><text:span text:style-name="T13">a aplicación funciona</text:span><text:span text:style-name="T1">. Pode ter erros, ser complicada de instalar ou ter documentación incompleta, mais esa captura de pantalla é a proba de que se un fai o suficiente esforzo, é posible facela funcionar. </text:span></text:p>
      <text:h text:style-name="Heading_20_4" text:outline-level="4">Capturas de pantalla </text:h>
      <text:p text:style-name="P11">Debido a que as capturas de pantalla poden ser desalentadoras ata que fas unhas poucas, aquí tes unhas instrucións básicas para facelas. En Gimp (<text:a xlink:type="simple" xlink:href="http://www.gimp.org/">http://www.gimp.org/</text:a>), abre o menú <text:span text:style-name="T11">Arquivo</text:span>-<text:span text:style-name="T40">&gt; </text:span><text:span text:style-name="T11">Tomar </text:span><text:span text:style-name="T14">&gt; </text:span><text:span text:style-name="T11">Captura de pantalla</text:span>, escoller <text:span text:style-name="T11">Unha única xanela</text:span> ou <text:span text:style-name="T11">Xanela completa</text:span>, preme en <text:span text:style-name="T11">Capturar</text:span>. A seguinte vez que premas unha xanela ou pantalla vai ser capturada como imaxe no Gimp. Recorta e redimensiona a imaxe tanto como for necesario, usando as instrucións que podes atopar en <text:a xlink:type="simple" xlink:href="http://www.gimp.org/tutorials/Lite_Quickies/#crop">http://www.gimp.org/tutorials/Lite_Quickies/#crop</text:a>. </text:p>
      <text:p text:style-name="P3"/>
      <text:p text:style-name="P3">Hai moitas máis cousas que se poden poñer na páxina web do proxecto, se tes tempo ou se por algunha razón son especialmente apropiadas: unha páxina de noticias, outra sobre a historia do proxecto, ligazóns relacionadas, unha ferramenta de procura do sitio web, ligazóns para facer doazóns, etc. Ningunha desas son necesarias ao comezo, mais tenas presentes para o futuro. </text:p>
      <text:h text:style-name="Heading_20_3" text:outline-level="3">Aloxamento <text:span text:style-name="T23">preconfigurado</text:span></text:h>
      <text:p text:style-name="P3">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text:span text:style-name="T11">look&amp;feel</text:span>" das páxinas dos proxectos. </text:p>
      <text:p text:style-name="P3"/>
      <text:p text:style-name="P3">Ver <text:span text:style-name="T41">sección “Aloxamento preconfigurado” no capítulo 3 “Infraestrcutura técnica”</text:span> para obter máis detalles sobre as vantaxes e desvantaxes de usar aloxamento enlatado así como para obter unha lista de sitios que o ofrecen. </text:p>
      <text:h text:style-name="Heading_20_2" text:outline-level="2">Escoller unha licenza e aplicala </text:h>
      <text:p text:style-name="P3">Esta sección pretende ser unha rápida guía sobre como escoller licenzas. Le <text:span text:style-name="T42">o capítulo </text:span><text:span text:style-name="T45">9</text:span><text:span text:style-name="T42"> “Licenzas, dereitos de autor e patentes” </text:span>para comprenderes as implicacións legais das diferentes licenzas, e como a licenza que escollas podo afectar a como a xente pode integrar o teu programa con outros. </text:p>
      <text:p text:style-name="P3"/>
      <text:p text:style-name="P3">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h text:style-name="Heading_20_3" text:outline-level="3"><text:soft-page-break/>As licenzas "Fai o que queiras" </text:h>
      <text:p text:style-name="P3">Se che parece ben que o código do teu proxecto poida ser integrado en programas propietarios, usa una licenza estilo <text:span text:style-name="T11">MIT/X</text:span>. É a máis sinxela de moitas licenzas que unicamente declaran un <text:span text:style-name="T11">copyright</text:span> nominal (sen restrinxir a copia) e especifica que o código ven sen garantía. Ver <text:span text:style-name="T43">a sección “A licenza MIT/X Window” no capítulo </text:span><text:span text:style-name="T44">9</text:span><text:span text:style-name="T43"> </text:span>para os detalles. </text:p>
      <text:h text:style-name="Heading_20_3" text:outline-level="3">A licenza GPL </text:h>
      <text:p text:style-name="P8">Se non desexas que o teu código poida ser usado en programas propietarios, usa a GNU General Public License (<text:a xlink:type="simple" xlink:href="http://www.gnu.org/licenses/gpl.html">http://www.gnu.org/licenses/gpl.html</text:a>).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text:span text:style-name="T44">a sección “Licenza GNU General Public License” no capítulo 9</text:span> para máis detalles. </text:p>
      <text:p text:style-name="P3"/>
      <text:p text:style-name="P3">Se os usuarios interaxiren co teu código a través da rede - isto é, se o programa é parte dun servizo aloxado - podes considerar o uso da <text:span text:style-name="T11">GNU Affero GPL</text:span>. Ver <text:span text:style-name="T46">a sección “Licenza GNU Affero GPL” no capítulo 9 </text:span>para máis información. </text:p>
      <text:h text:style-name="Heading_20_3" text:outline-level="3">Como aplicar unha licenza ao teu código </text:h>
      <text:p text:style-name="P3">Unha vez escolleres unha licenza, deberás indicalo na páxina principal do proxecto. Non é preciso incluíres o texto completo da licenza, unicamente dar o seu nome e pór unha ligazón ao texto completo. </text:p>
      <text:p text:style-name="P3"/>
      <text:p text:style-name="P3">Isto dille ao público baixo que licenza será publicado o software, máis non é suficiente para fins legais. Para iso, o software en si mesmo debe conter a licenza. A maneira habitual de facelo é poñendo o texto da licenza completa nun ficheiro chamado <text:span text:style-name="T11">COPYING</text:span> ou <text:span text:style-name="T11">LICENSE</text:span>, así como poñer un aviso no cabezallo de cada ficheiro de código fonte, indicando a data do "<text:span text:style-name="T11">copyright</text:span>", mantedor e licenza usada e indicando onde atopar o texto completo. </text:p>
      <text:p text:style-name="P3"/>
      <text:p text:style-name="P3">Existen moitas variacións deste padrón, así que unicamente imos ver un deles. A GNU GPL di que se debe poñer un aviso como o seguinte no cabezallo de cada ficheiro de código fonte: </text:p>
      <text:p text:style-name="P3"/>
      <text:p text:style-name="P31">Copyright (C) <text:span text:style-name="T54">&lt;</text:span>ano<text:span text:style-name="T54">&gt;</text:span> <text:span text:style-name="T54">&lt;</text:span>nome do autor<text:span text:style-name="T54">&gt;</text:span></text:p>
      <text:p text:style-name="P31"/>
      <text:p text:style-name="P31">This program is free software: you can redistribute it and/or modify </text:p>
      <text:p text:style-name="P31">it under the terms of the GNU General Public License as published by </text:p>
      <text:p text:style-name="P31">the Free Software Foundation, either version 3 of the License, or </text:p>
      <text:p text:style-name="P31">(at your option) any later version. </text:p>
      <text:p text:style-name="P31"/>
      <text:p text:style-name="P31">This program is distributed in the hope that it will be useful, </text:p>
      <text:p text:style-name="P31">but WITHOUT ANY WARRANTY; without even the implied warranty of </text:p>
      <text:p text:style-name="P31">MERCHANTABILITY or FITNESS FOR A PARTICULAR PURPOSE. <text:s/>See the </text:p>
      <text:p text:style-name="P31">GNU General Public License for more details. </text:p>
      <text:p text:style-name="P31"/>
      <text:p text:style-name="P31">You should have received a copy of the GNU General Public License </text:p>
      <text:p text:style-name="P31">along with this program. <text:s/>If not, see <text:span text:style-name="T54">&lt;</text:span>http://www.gnu.org/licenses/<text:span text:style-name="T54">&gt;</text:span></text:p>
      <text:p text:style-name="P3"/>
      <text:p text:style-name="P3">O texto non indica especificamente que a copia da licenza se pode atopar no ficheiro <text:span text:style-name="T11">COPYING</text:span>,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text:soft-page-break/>sempre e cando comece co mesmo aviso de data e mantedor do copyright, indique o nome da licenza e deixe claro onde obter a licenza completa. </text:p>
      <text:h text:style-name="Heading_20_2" text:outline-level="2">Axustando o ton</text:h>
      <text:p text:style-name="P3">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3"/>
      <text:p text:style-name="P3">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p>
      <text:p text:style-name="P3"/>
      <text:p text:style-name="P3">Hai algunhas razóns polas que as cousas funcionan así. O crecemento e a alta taxa de rotación entre voluntarios non son tan nocivos como para precisar da acumulación de normas sociais, como un puidera pensar a primeira vista. Mentres a mudanza non teña lugar <text:span text:style-name="T11">demasiado</text:span> rápido, os novos teñen 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3"/>
      <text:p text:style-name="P3">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3"/>
      <text:p text:style-name="P15"><text:span text:style-name="T1">A continuación hai algúns exemplos de cousas que se poden facer para sentar bos precedentes. Non 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text:span><text:span text:style-name="T13">sintan</text:span><text:span text:style-name="T1"> como se estivesen todos no mesmo cuarto. Canto máis se sintan desta maneira, máis desexarán participar no proxecto. Escollín os seguintes exemplos particulares xa que foron os que se propuxeron no proxecto Subversion (</text:span><text:a xlink:type="simple" xlink:href="http://subversion.tigris.irg/"><text:span text:style-name="T1">http://subversion.tigris.irg</text:span></text:a><text:span text:style-name="T1">), no cal participei desde os seus inicios. Mais non son únicos ao proxecto Subversion; situacións como as seguintes ocorren na maioría dos </text:span><text:soft-page-break/><text:span text:style-name="T1">proxectos de software libre, e deberían ser vistas como oportunidades para comezar con bo pé. </text:span></text:p>
      <text:h text:style-name="Heading_20_3" text:outline-level="3">Evita os debates privados </text:h>
      <text:p text:style-name="P3">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text:span text:style-name="T11">faits accomplis</text:span>, ou como as firmes recomendacións dun unido e influente bloco de votantes, será moi grande. </text:p>
      <text:p text:style-name="P3"/>
      <text:p text:style-name="P3">Non o fagas. </text:p>
      <text:p text:style-name="P3"/>
      <text:p text:style-name="P3">Embora o lentos e difíciles que os debates públicos poidan chegan ser, case sempre son preferibles a 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permanecerán alén de calquera cuestión tecnolóxica efémera: </text:p>
      <text:p text:style-name="P3"/>
      <text:list xml:id="list84115581" text:style-name="L8">
        <text:list-item>
          <text:p text:style-name="P48">O debate contribuirá ao adestramento e educación dos novos desenvolvedores. Non é posible saber cantos ollos están a seguir a conversa; e embora a maioría da xente non participe, moitos poden estar observando en silencio, obtendo información sobre o proxecto. </text:p>
        </text:list-item>
      </text:list>
      <text:p text:style-name="P49"/>
      <text:list xml:id="list2085761689" text:continue-numbering="true" text:style-name="L8">
        <text:list-item>
          <text:p text:style-name="P36"><text:span text:style-name="T4">O debate formarate na arte de explicar cuestións técnicas a xente que non está tan familiarizada </text:span><text:span text:style-name="T4">co programa coma ti. Esta é unha capacidade que require práctica e non podes practicala con xente que xa sabe o que ti sabes. </text:span></text:p>
        </text:list-item>
      </text:list>
      <text:p text:style-name="P49"/>
      <text:list xml:id="list1764240534" text:continue-numbering="true" text:style-name="L8">
        <text:list-item>
          <text:p text:style-name="P36"><text:span text:style-name="T4">O debate e as súas conclusións estarán dispoñibles en arquivos públicos, evitando que futuros debates reincidan sobre os mesmos pasos. Ver </text:span><text:span text:style-name="T8">sección “Uso intensido de arquivos” no capítulo 6 “Comunicacións”</text:span><text:span text:style-name="T4">. </text:span></text:p>
        </text:list-item>
      </text:list>
      <text:p text:style-name="P3"/>
      <text:p text:style-name="P13"><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text:span><text:span text:style-name="T1"><text:note text:id="ftn3" text:note-class="footnote"><text:note-citation>3</text:note-citation><text:note-body><text:p text:style-name="P50"><text:s/>Aínda non o puxemos na sección de créditos, mais por practicar o que máis tarde predicarei: o nome do observador é Brian Behlendorf, e foi el quen sinalou a necesidade de manter todos os debates en público a menos que existise algunha razón concreta para facelo en privado.</text:p></text:note-body></text:note></text:span><text:span text:style-name="T1"> decatouse do que ocorría e pediu que o debate se movese á lista pública. Así o fixemos, e ficamos abraiados polo número de comentarios e suxestións brillantes que súpeto xurdiron. </text:span><text:soft-page-break/><text:span text:style-name="T1">En moitos casos, a xente deu ideas que nunca se nos terían ocorrido. Isto demostrou que había xente </text:span><text:span text:style-name="T13">moi</text:span><text:span text:style-name="T1">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3"/>
      <text:p text:style-name="P3">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3"/>
      <text:p text:style-name="P3">Naturalmente, hai certos debates que deben ser mantidos en privado; máis adiante no libro se poderán ver exemplos. Mais a política debería ser sempre: <text:span text:style-name="T11">se non hai razón para que sexa privado, debe ser público</text:span>. </text:p>
      <text:p text:style-name="P3"/>
      <text:p text:style-name="P3">Isto non se fai só. Non é suficiente con que te asegures de que todas as túas mensaxes van á lista pública. Debes tamén facer que os demais eviten as conversas privadas. Se alguén tenta comezar un debate privado, e non hai razón para que así sexa, é a túa obriga abrir o meta-debate de inmediato. Nin sequera comentes no tema orixinal ata que a conversa se teña movido a un foro público ou descubras que a privacidade do caso é realmente precisa. S<text:span text:style-name="T55">e</text:span> fixeres isto de modo coherente, a xente rapidamente seguirá esta política e comezará a usar os foros públicos por defecto. </text:p>
      <text:h text:style-name="Heading_20_3" text:outline-level="3">Tolerancia cero coa mala educación </text:h>
      <text:p text:style-name="P3">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 o que, por definición, non soe ser o caso ao principio do proxecto). Tolerancia cero simplemente significa que nunca deixes que os malos comportamentos pasen inadvertidos. Por exemplo, cando alguén publica un comentario técnico mesturado cun ataque <text:span text:style-name="T11">ad hominen</text:span> sobre outro desenvolvedor do proxecto, é necesario que primeiro se trate o ataque <text:span text:style-name="T11">ad hominen </text:span>como unha cuestión independente e unicamente despois diso debater o contido técnico. </text:p>
      <text:p text:style-name="P3"/>
      <text:p text:style-name="P13"><text:span text:style-name="T1">Infelizmente, é moi sinxelo e demasiado típico, que debates construtivos se convertan en longos debates destrutivos "</text:span><text:span text:style-name="T13">flames</text:span><text:span text:style-name="T1">").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span></text:p>
      <text:p text:style-name="P3"/>
      <text:p text:style-name="P28">Primeiramente, reduce os comentarios que sexan persoais; como por exemplo, dicir que o <text:soft-page-break/>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28"/>
      <text:p text:style-name="P28">Agora, sobre a proposta. Creo que M estaba no certo cando dixo que ... </text:p>
      <text:p text:style-name="P28"/>
      <text:p text:style-name="P3">Embora esas respostas poidan parecer torpes, teñen un notable efecto. Se chamas a atención sobre os malos comportamentos mais non esixes unha desculpa pola parte que ofende, facilitas que a xente se calme e a seguinte vez amose un mellor comportamento -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esixas unha desculpa, sexa pública ou privada, de alguén que se comportou de modo inapropiado. Se por si mesmos deciden escribila, estupendo, mais esixila só causará resentimento. </text:p>
      <text:p text:style-name="P3"/>
      <text:p text:style-name="P3">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h text:style-name="Heading_20_3" text:outline-level="3">Fomenta a revisión <text:span text:style-name="T24">continua e </text:span>pública do código </text:h>
      <text:p text:style-name="P3">Unha das mellores maneiras de favorecer unha comunidade de desenvolvemento produtiva é facer que a xente revise o código de outros. Para atinxilo de modo efectivo é precisa certa infraestrutura técnica - en particular, o aviso de novos commits por email debe ser activado; ver <text:span text:style-name="T47">a sección “</text:span><text:span text:style-name="T48">Mensaxes de </text:span><text:span text:style-name="T15">commit</text:span><text:span text:style-name="T48">” </text:span><text:span text:style-name="T47">no capítulo 3</text:span> para máis detalles. O efecto de activar o aviso por email dos commits é que cada vez que alguén faga un commit sobre o repositorio de código do proxecto, un email será enviado mostrando o log do mensaxe e as mudanzas introducidas (ver “<text:span text:style-name="T17">diff</text:span><text:span text:style-name="T49">” na sección “Vocabulario dos Sistemas de Control de Versións” no capítulo 3</text:span>). A <text:span text:style-name="T11">revisión de código</text:span> é a práctica de revisar os emails de commit que chegan, buscando erros e posibles melloras. </text:p>
      <text:p text:style-name="P3"/>
      <text:p text:style-name="P3">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3"/>
      <text:p text:style-name="P3">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text:soft-page-break/>non revisaría un commit se non estivese interesado polos seus efectos. A xente dá o mellor de si cando saben que os demais van avaliar o seu traballo. </text:p>
      <text:p text:style-name="P3"/>
      <text:p text:style-name="P3">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3"/>
      <text:p text:style-name="P3">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text:span text:style-name="T11">cada commit</text:span>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p>
      <text:p text:style-name="P3"/>
      <text:p text:style-name="P3">Comeza a facer revisións desde o primeiro commit. A clase de problemas que son máis sinxelos de detectar mediante a revisión de diffs son as vulnerabilidades de seguridade, fugas de memoria, comentarios insuficientes ou documentación da API, erros "<text:span text:style-name="T11">off-by-one</text:span>", incumprimento das regras de 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p>
      <text:p text:style-name="P3"/>
      <text:p text:style-name="P3">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p>
      <text:h text:style-name="Heading_20_3" text:outline-level="3"><text:soft-page-break/>Cando publicares un proxecto que estiver pechado ata agora, ten presente a magnitude da mudanza </text:h>
      <text:p text:style-name="P3">Se vas facer público un proxecto existente, un que xa ten desenvolvedores activos afeitos a traballaren nun ambiente pechado, asegúrate de que todo o mundo comprende que a apertura supón unha gran mudanza - e de que comprendes como se van sentir con ela. </text:p>
      <text:p text:style-name="P3"/>
      <text:p text:style-name="P3">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text:span text:style-name="T11">aínda</text:span>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 de feito, probablemente lle ocorrerá a todos eles ao principio. Isto non se debe a que sexan malos programadores; é só que todo programa cunhas certas dimensións ten erros e a revisión entre pares deitará luz sobre algúns deles (ver <text:span text:style-name="T50">sección “Revisión de código intensiva e continua” </text:span>anteriormente neste capítulo). Ao mesmo tempo, os que acaban de chegar non están baixo o mesmo nivel de revisión, xa que non poden enviar código ata que se familiarizaren co proxecto. Os teus desenvolvedores poden sentir como que todas as críticas van dirixidas a eles, mais ningunha para os demais. Así, existe o perigo de que se estenda un sentimento negativo entre o equipo. </text:p>
      <text:p text:style-name="P3"/>
      <text:p text:style-name="P3">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p>
      <text:p text:style-name="P3"/>
      <text:p text:style-name="P3">Hai outras cuestións a longo prazo que un debe ter en conta cando decide abrir un proxecto. <text:span text:style-name="T51">O capítulo 5 “Diñeiro” e</text:span>xplora as técnicas para envolver con suceso desenvolvedores pagados e voluntarios, e <text:span text:style-name="T52">o 9 “Licenzas, dereitos de autor e patentes”</text:span> debate as dilixencias legais necesarias cando abrires un código que pode ter partes "propiedade" de terceiros. </text:p>
      <text:h text:style-name="Heading_20_2" text:outline-level="2"><text:soft-page-break/>Anunciar o proxecto </text:h>
      <text:p text:style-name="P9">Unha vez o proxecto é presentable - non perfecto, só presentable - estás pronto para anuncialo ao mundo. Isto é un proceso sinxelo: vai a <text:a xlink:type="simple" xlink:href="http://freshmeat.net/">http://freshmeat.net/</text:a>, pincha sobre <text:span text:style-name="T11">Enviar</text:span>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3"/>
      <text:p text:style-name="P3">Se coñeces listas de correo ou foros onde a publicación do proxecto poida ser de interese, faino tamén aí, mais tenta escribir exactamente <text:span text:style-name="T11">unha</text:span> mensaxe por foro e dirixires a xente aos teus propios canais de comunicación para continuar a conversa (configurando o cabezallo <text:span text:style-name="T11">Reply-to</text:span>). As mensaxes debería ser curtas e directas: </text:p>
      <text:p text:style-name="P3"/>
      <text:p text:style-name="P17">To: discuss@lists.example.org </text:p>
      <text:p text:style-name="P17">Asunto: [ANN] Proxecto Scanley: indexador de texto completo </text:p>
      <text:p text:style-name="P17">Reply-to: dev@scanley.org </text:p>
      <text:p text:style-name="P17"/>
      <text:p text:style-name="P17">Esta mensaxe é para anunciar a creación do proxecto Scanley, </text:p>
      <text:p text:style-name="P17"><text:s/>un motor de indexado e procura de texto completo de código aberto cunha </text:p>
      <text:p text:style-name="P17">API ampla, para ser usado por programadores que desexaren fornecer servizos de procura </text:p>
      <text:p text:style-name="P17">de amplas coleccións de arquivos de texto. Scanley é funcional, está </text:p>
      <text:p text:style-name="P17">baixo desenvolvemento activo e precísanse desenvolvedores e testadores. </text:p>
      <text:p text:style-name="P17"/>
      <text:p text:style-name="P17">Páxina web: http://www.scanley.org/ </text:p>
      <text:p text:style-name="P17"/>
      <text:p text:style-name="P17">Funcionalidades: </text:p>
      <text:p text:style-name="P17"><text:s text:c="3"/>- Procuras de texto plano, HTML e XML </text:p>
      <text:p text:style-name="P17"><text:s text:c="3"/>- Procura de palabras e/ou frases </text:p>
      <text:p text:style-name="P17"><text:s text:c="3"/>- (planeada) Fuzzy matching </text:p>
      <text:p text:style-name="P17"><text:s text:c="3"/>- (planeada) Actualización incremental dos índices </text:p>
      <text:p text:style-name="P17"><text:s text:c="3"/>- (planeada) Indexación de sitios web remotos </text:p>
      <text:p text:style-name="P17"/>
      <text:p text:style-name="P17">Requerimentos: </text:p>
      <text:p text:style-name="P17"><text:s text:c="3"/>- Python 2.2 ou superior </text:p>
      <text:p text:style-name="P17"><text:s text:c="3"/>- Espazo en disco suficiente para manter os índices (aproximadamente 2x </text:p>
      <text:p text:style-name="P17"><text:s text:c="5"/>o tamaño orixinal) </text:p>
      <text:p text:style-name="P17"/>
      <text:p text:style-name="P17">Para máis información, ver scanley.org. </text:p>
      <text:p text:style-name="P17"><text:s/>Obrigado, </text:p>
      <text:p text:style-name="P18">-J. Random </text:p>
      <text:p text:style-name="P3"/>
      <text:p text:style-name="P13"><text:span text:style-name="T1">(Ver </text:span><text:span text:style-name="T53">a sección “Publicidade” no capítulo 6 “Comunicacións”</text:span><text:span text:style-name="T1"> para consellos sobre como anunciar futuras liberacións do proxecto e outros eventos.) </text:span></text:p>
      <text:p text:style-name="P3"/>
      <text:p text:style-name="P3">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3"/>
      <text:p text:style-name="P3">Isto demostrou ser erróneo. No proxecto Subversion, comezamos cun documento de deseño, un grupo de desenvolvedores interesados e ben conectados, moita fanfarra e <text:span text:style-name="T11">sen</text:span>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3"/>
      <text:p text:style-name="P3">Ante tales evidencias, teño que retractarme das miñas palabras. Comezar con código que funcione é <text:soft-page-break/>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 desde logo, pode ser revisado en público, mais ten que existir algo concreto, algo máis tanxible que só boas intencións para que á xente lle interese participar. </text:p>
      <text:p text:style-name="P3"/>
      <text:p text:style-name="P3">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5T22:31:07</dc:date>
    <dc:creator>Andrés Maneiro</dc:creator>
    <meta:editing-duration>PT01H14M55S</meta:editing-duration>
    <meta:editing-cycles>34</meta:editing-cycles>
    <meta:document-statistic meta:table-count="0" meta:image-count="0" meta:object-count="0" meta:page-count="35" meta:paragraph-count="369" meta:word-count="21000" meta:character-count="130574"/>
  </office:meta>
</office:document-meta>
</file>